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85cm"/>
    </style:style>
    <style:style style:name="co2" style:family="table-column">
      <style:table-column-properties fo:break-before="auto" style:column-width="2.267cm"/>
    </style:style>
    <style:style style:name="co3" style:family="table-column">
      <style:table-column-properties fo:break-before="auto" style:column-width="6.299cm"/>
    </style:style>
    <style:style style:name="ro1" style:family="table-row">
      <style:table-row-properties style:row-height="0.453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3.422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4.685cm" fo:break-before="auto" style:use-optimal-row-height="true"/>
    </style:style>
    <style:style style:name="ro8" style:family="table-row">
      <style:table-row-properties style:row-height="49.651cm" fo:break-before="auto" style:use-optimal-row-height="true"/>
    </style:style>
    <style:style style:name="ro9" style:family="table-row">
      <style:table-row-properties style:row-height="33.223cm" fo:break-before="auto" style:use-optimal-row-height="true"/>
    </style:style>
    <style:style style:name="ro10" style:family="table-row">
      <style:table-row-properties style:row-height="18.217cm" fo:break-before="auto" style:use-optimal-row-height="true"/>
    </style:style>
    <style:style style:name="ro11" style:family="table-row">
      <style:table-row-properties style:row-height="35.594cm" fo:break-before="auto" style:use-optimal-row-height="true"/>
    </style:style>
    <style:style style:name="ro12" style:family="table-row">
      <style:table-row-properties style:row-height="28.09cm" fo:break-before="auto" style:use-optimal-row-height="true"/>
    </style:style>
    <style:style style:name="ro13" style:family="table-row">
      <style:table-row-properties style:row-height="22.562cm" fo:break-before="auto" style:use-optimal-row-height="true"/>
    </style:style>
    <style:style style:name="ro14" style:family="table-row">
      <style:table-row-properties style:row-height="14.268cm" fo:break-before="auto" style:use-optimal-row-height="true"/>
    </style:style>
    <style:style style:name="ro15" style:family="table-row">
      <style:table-row-properties style:row-height="11.899cm" fo:break-before="auto" style:use-optimal-row-height="true"/>
    </style:style>
    <style:style style:name="ro16" style:family="table-row">
      <style:table-row-properties style:row-height="6.369cm" fo:break-before="auto" style:use-optimal-row-height="true"/>
    </style:style>
    <style:style style:name="ro17" style:family="table-row">
      <style:table-row-properties style:row-height="6.765cm" fo:break-before="auto" style:use-optimal-row-height="true"/>
    </style:style>
    <style:style style:name="ro18" style:family="table-row">
      <style:table-row-properties style:row-height="64.052cm" fo:break-before="auto" style:use-optimal-row-height="true"/>
    </style:style>
    <style:style style:name="ro19" style:family="table-row">
      <style:table-row-properties style:row-height="55.758cm" fo:break-before="auto" style:use-optimal-row-height="true"/>
    </style:style>
    <style:style style:name="ro20" style:family="table-row">
      <style:table-row-properties style:row-height="31.644cm" fo:break-before="auto" style:use-optimal-row-height="true"/>
    </style:style>
    <style:style style:name="ro21" style:family="table-row">
      <style:table-row-properties style:row-height="5.976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5.581cm" fo:break-before="auto" style:use-optimal-row-height="true"/>
    </style:style>
    <style:style style:name="ro25" style:family="table-row">
      <style:table-row-properties style:row-height="1.632cm" fo:break-before="auto" style:use-optimal-row-height="true"/>
    </style:style>
    <style:style style:name="ro26" style:family="table-row">
      <style:table-row-properties style:row-height="5.186cm" fo:break-before="auto" style:use-optimal-row-height="true"/>
    </style:style>
    <style:style style:name="ro27" style:family="table-row">
      <style:table-row-properties style:row-height="11.504cm" fo:break-before="auto" style:use-optimal-row-height="true"/>
    </style:style>
    <style:style style:name="ro28" style:family="table-row">
      <style:table-row-properties style:row-height="8.345cm" fo:break-before="auto" style:use-optimal-row-height="true"/>
    </style:style>
    <style:style style:name="ro29" style:family="table-row">
      <style:table-row-properties style:row-height="10.319cm" fo:break-before="auto" style:use-optimal-row-height="true"/>
    </style:style>
    <style:style style:name="ro30" style:family="table-row">
      <style:table-row-properties style:row-height="7.95cm" fo:break-before="auto" style:use-optimal-row-height="true"/>
    </style:style>
    <style:style style:name="ro31" style:family="table-row">
      <style:table-row-properties style:row-height="7.16cm" fo:break-before="auto" style:use-optimal-row-height="true"/>
    </style:style>
    <style:style style:name="ro32" style:family="table-row">
      <style:table-row-properties style:row-height="53.389cm" fo:break-before="auto" style:use-optimal-row-height="true"/>
    </style:style>
    <style:style style:name="ro33" style:family="table-row">
      <style:table-row-properties style:row-height="24.141cm" fo:break-before="auto" style:use-optimal-row-height="true"/>
    </style:style>
    <style:style style:name="ro34" style:family="table-row">
      <style:table-row-properties style:row-height="16.637cm" fo:break-before="auto" style:use-optimal-row-height="true"/>
    </style:style>
    <style:style style:name="ro35" style:family="table-row">
      <style:table-row-properties style:row-height="27.695cm" fo:break-before="auto" style:use-optimal-row-height="true"/>
    </style:style>
    <style:style style:name="ro36" style:family="table-row">
      <style:table-row-properties style:row-height="15.453cm" fo:break-before="auto" style:use-optimal-row-height="true"/>
    </style:style>
    <style:style style:name="ro37" style:family="table-row">
      <style:table-row-properties style:row-height="3.605cm" fo:break-before="auto" style:use-optimal-row-height="true"/>
    </style:style>
    <style:style style:name="ro38" style:family="table-row">
      <style:table-row-properties style:row-height="3.21cm" fo:break-before="auto" style:use-optimal-row-height="true"/>
    </style:style>
    <style:style style:name="ro39" style:family="table-row">
      <style:table-row-properties style:row-height="0.841cm" fo:break-before="auto" style:use-optimal-row-height="true"/>
    </style:style>
    <style:style style:name="ro40" style:family="table-row">
      <style:table-row-properties style:row-height="8.74cm" fo:break-before="auto" style:use-optimal-row-height="true"/>
    </style:style>
    <style:style style:name="ro41" style:family="table-row">
      <style:table-row-properties style:row-height="12.689cm" fo:break-before="auto" style:use-optimal-row-height="true"/>
    </style:style>
    <style:style style:name="ro42" style:family="table-row">
      <style:table-row-properties style:row-height="19.008cm" fo:break-before="auto" style:use-optimal-row-height="true"/>
    </style:style>
    <style:style style:name="ro43" style:family="table-row">
      <style:table-row-properties style:row-height="37.962cm" fo:break-before="auto" style:use-optimal-row-height="true"/>
    </style:style>
    <style:style style:name="ro44" style:family="table-row">
      <style:table-row-properties style:row-height="38.753cm" fo:break-before="auto" style:use-optimal-row-height="true"/>
    </style:style>
    <style:style style:name="ro45" style:family="table-row">
      <style:table-row-properties style:row-height="25.326cm" fo:break-before="auto" style:use-optimal-row-height="true"/>
    </style:style>
    <style:style style:name="ro46" style:family="table-row">
      <style:table-row-properties style:row-height="39.541cm" fo:break-before="auto" style:use-optimal-row-height="true"/>
    </style:style>
    <style:style style:name="ro47" style:family="table-row">
      <style:table-row-properties style:row-height="32.434cm" fo:break-before="auto" style:use-optimal-row-height="true"/>
    </style:style>
    <style:style style:name="ro48" style:family="table-row">
      <style:table-row-properties style:row-height="2.027cm" fo:break-before="auto" style:use-optimal-row-height="true"/>
    </style:style>
    <style:style style:name="ro49" style:family="table-row">
      <style:table-row-properties style:row-height="4.396cm" fo:break-before="auto" style:use-optimal-row-height="true"/>
    </style:style>
    <style:style style:name="ro50" style:family="table-row">
      <style:table-row-properties style:row-height="4.791cm" fo:break-before="auto" style:use-optimal-row-height="true"/>
    </style:style>
    <style:style style:name="ro51" style:family="table-row">
      <style:table-row-properties style:row-height="15.892cm" fo:break-before="auto" style:use-optimal-row-height="true"/>
    </style:style>
    <style:style style:name="ro52"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ce1"/>
        <table:table-column table:style-name="co2" table:default-cell-style-name="Default"/>
        <table:table-row table:style-name="ro1">
          <table:table-cell table:style-name="ce1" office:value-type="string">
            <text:p>title_fr </text:p>
          </table:table-cell>
          <table:table-cell table:style-name="ce1" office:value-type="string">
            <text:p>title_en </text:p>
          </table:table-cell>
          <table:table-cell table:style-name="ce1" office:value-type="string">
            <text:p>author </text:p>
          </table:table-cell>
          <table:table-cell table:style-name="ce1" office:value-type="string">
            <text:p>content_fr </text:p>
          </table:table-cell>
          <table:table-cell office:value-type="string">
            <text:p>content_en </text:p>
          </table:table-cell>
          <table:table-cell table:style-name="ce1" office:value-type="string">
            <text:p>year </text:p>
          </table:table-cell>
        </table:table-row>
        <table:table-row table:style-name="ro2">
          <table:table-cell office:value-type="string">
            <text:p>ROGER VILDER : LA GEOMETRIE DE L'INSTINCT VITAL</text:p>
          </table:table-cell>
          <table:table-cell office:value-type="string">
            <text:p>ROGER VILDER : THE GEOMETRY OF THE VITAL INSTINCT</text:p>
          </table:table-cell>
          <table:table-cell office:value-type="string">
            <text:p>Pierre Restany</text:p>
          </table:table-cell>
          <table:table-cell office:value-type="string">
            <text:p><text:s text:c="3"/>A partir d'une morphologie et d'une syntaxe constructiviste classiques, la vision de Roger Vilder se développe sans complexes et sans contraintes au gré d'une sensualité toute orientale. Le cinétisme de Vilder est loin d'être une fin en soi. C'est à travers les termes temporaires (et temporalisés) du langage géométrique qu'il a entrepris de crier son amour de la vie et de nous le communiquer. « Je suis un dieu sans pouvoirs car je n'accepte pas mes propres faiblesses », nous confie-t-il dans un texte écrit à Montréal en février 1970. Cet aveu est tout un programme. </text:p>
            <text:p><text:s text:c="3"/>Ce fils du soleil et de la Méditerranée est allé vivre l'expérience du Grand Nord et de ses immenses espaces. Sans exagérer le côté sentimental de toute référence biographique, il y a autre chose que du simple hasard dans cette migration personnelle à travers l'espace-temps de la géographie et de l'histoire. Si Vilder a recours à la forme géométrique, c'est qu'il entend aller au fond des choses, exprimer l'essentiel de la vie à travers sa constante métamorphose. Ses reliefs animés qui figurent l'incessant croisement de deux lignes perpendiculaires expriment à la fois un Mondrian et tous les Mondrian du monde. La vie, c'est la quadrature du cercle et Vilder sait bien que le computer design a résolu le problème. Sur le plan formel, et uniquement sur celui-ci bien sûr, car le secret de la vie, qui est aussi celui de toutes les baguettes magiques, est éternel retour, éternel départ, éternel recommencement ab ovo. </text:p>
            <text:p><text:s text:c="3"/>Et cet éternel recommencement de la vie n'est pas un miracle mais une raison de vivre. Dans un scénario de film récent (octobre 1972), Roger Vilder imagine de nous décrire l'amplitude extrême d'une métamorphose élémentaire.Un carré parfait, assemblage de points, devient oiseau, vol d'oiseaux, nuage en formation serrée, poisson, banc de poissons, pour retourner enfin au carré initial. L'esprit de géométrie s'identifie ici à l'instinct profond qui appréhende les manifestations élémentaires de l'existence. </text:p>
            <text:p/>
            <text:p><text:s text:c="3"/>Ma rencontre avec Vilder a été simple, rapide et définitive. Je crois à la simplicité tenace de ce sorcier sans miracles, à son amour fou de la vie, à son réalisme mystique, à tout ce qu'il porte en lui d'instinct et qu'il exprime spontanément : ces gens là sont rares, qui ne s'embarrassent en aucune façon des contingences formelles du déjà fait ou du déjà vu, et qui s'obstinent à jeter un regard toujours neuf sur le monde.</text:p>
          </table:table-cell>
          <table:table-cell table:style-name="Default" office:value-type="string">
            <text:p><text:s text:c="3"/>Departing from the classical constructivist’s morphology and syntax, Roger Vilder’s vision has developed without complex nor contraints to the liking of an all oriental sensuality. It is through the temporary terms of the geometrical langage that he undertakes to shout out his love of life and communicating this to us. « I am a powerless god because I do not accept my own weaknesses » he tells us in a text written in Montreal in February 1970. </text:p>
            <text:p><text:s text:c="3"/>This recognition is a whole program in itself. This « son of the mediterranean sea and sun » has gone to live the great northern experience and the wide open spaces. Without emphasizing the sentimental side of all biographical reference, there is something else than a simple hazard to his personal migration though time and space in geography and history. </text:p>
            <text:p><text:s text:c="3"/>If Vilder resorts to geometric forms, it is because he intends to reach depths, to express the essence of life through its constant metamorphosis. His animated reliefs showing the relentless crossing of two perpendicular lines expresses one Mondrian and all the Mondrian of the world. Life is the squaring of the circle and Vilder knows well that computer design has solved the problem. On the formal plan, and uniquely on this one of course, because the secret of life, which is also that of the magical wand, is the eternal comeback, eternal beginning, eternal starting over ‘ab ovo’. </text:p>
            <text:p><text:s text:c="3"/>This eternal starting over of life is not a miracle but a reason to live. In a recent film scenario (October 1972) Roger Vilder describes the extreme amplitude of an elementary metamorphosis. A cluster of dots inscribed in a perfect square, becomes birds flying in an amboid cloud shape, which becomes a school of fish swimming, becoming a herd of sheep running around, seen from above, which turns back to the initial dots within the square. Here, the spirit of geometry identifies itself with a deep instinct apprehending primary elements of existence. </text:p>
            <text:p/>
            <text:p><text:s text:c="3"/>My meeting with Roger Vilder was quick, simple, decisive. I believe in the simple tenacity of this sorcerer without miracles, at his crazy love of life, at his mystical realism and all that he bears within him of instinct that he expresses spontaneously : the kind of people are rare, they do not bother themselves with formal contingencies of the already seen or done and obstinately look at the world with constantly renewed eyes.</text:p>
          </table:table-cell>
          <table:table-cell office:value-type="float" office:value="1973">
            <text:p>1973</text:p>
          </table:table-cell>
        </table:table-row>
        <table:table-row table:style-name="ro3">
          <table:table-cell table:number-columns-repeated="2" office:value-type="string">
            <text:p>Roger Vilder</text:p>
          </table:table-cell>
          <table:table-cell office:value-type="string">
            <text:p>Gilles Gheerbrandt</text:p>
          </table:table-cell>
          <table:table-cell office:value-type="string">
            <text:p><text:s text:c="3"/>Dire que les pièces de Vilder qui sont montrées à cette exposition sont du Mondrian en movement serait ne pas dire grand-chose. Si l'on tient absolument à évoquer Mondrian, on peut le faire judicieusement comme Tommaso Trini qui écrivait voici deux ans : si Mondrian est abstraction géométrique à partir d'un arbre, Vilder est restitution optique des pulsations vitales de ce même arbre. De toute manière, ce serait une erreur que de ne pas savoir dépasser la géométrie des lignes verticales et horizontales dans notre questionnement de l'œuvre.</text:p>
            <text:p><text:s text:c="3"/>La géométrie n'est la que comme métaphore et Vilder souligne que CHAQUE MACHINE EST UNE TENTATIVE EN VUE DE SAISIR LES SECRETS DE LA VIE. Pierre Restany parle avec raison de L'INCESSANT CROISEMENT DES LIGNES PERPENDICULAIRES : c'est que les pièces de Vilder respirent, bougent de façon lente, uniforme et sans à-coup.</text:p>
            <text:p><text:s text:c="3"/>Alors que dans les pièces à engrenages de 1966 le cycle était très court puisqu' il ne durait que le temps d'une révolution du disque Gestalt élémentaire, il est devenu plus long dans les pièces à expansion et contraction de formes élastiques et plus long encore dans les nouvelles pièces réalisées depuis 1970 et dont certaines devraient fonctionner vingt-quatre heures sur vingt-quatre pendant plus de quatre ans pour voir une configuration donnée se retrouver identique à elle-même. La mise en scène des verticales et des horizontales par Vilder nous propose des mouvements continus au long desquels il ne saurait exister de moment privilégié. </text:p>
            <text:p><text:s text:c="3"/>Le mouvement remet en cause tous les états instantanés du système. Il n y a pas d'instant particulier où la dissection de la surface opérée par les lignes orthogonales offrirait des proportions plus harmonieuses ou plus intéressantes. Plutôt dans une étape ou un état nécessairement fugitif de la configuration, c'est dans le système que nous devons voir la source d'une harmonie prolongée qui lie ce qui est à ce qui vient juste d'être et à ce qui sera.</text:p>
            <text:p><text:s text:c="3"/>Il était bien naturel que Vilder soit attiré par l'usage du cinéma et de sa temporalité. Dès 1970 il concevait un film pour lequel des essais furent effectués en 1971 en vidéo sur la console graphique d'un ordinateur, et dont le scénario fut mis au point en 1972. C'est un projet très ambitieux et qui sera sans doute extrêmement difficile à réaliser mais qui traite de questions qui sont au cœur de la problématique de Vilder, comme le mouvement , le cycle et la relation entre l'unité et le tout. Un carré formé par des points s'amollit en une amibe puis on ne voit plus que l'un des points qui devient oiseau, puis nuage d'oiseaux, puis troupeau de moutons vu du ciel, puis banc de poissons, puis poisson seul dont une écaille vient en gros plan, devient un point et retrouve les points du carré de départ. </text:p>
            <text:p><text:s text:c="3"/>Ce projet fait appel à des séquences de transformation qui doivent être réalisées en animation à l'ordinateur et soulèvent d'importants problèmes techniques.</text:p>
            <text:p>De façon plus générale Vilder a réalisé un certain nombre de films ou vidéogrammes d'animation cybernétique et l'ordinateur lui a permis de créer des œuvres qui auraient été souvent impossibles de réaliser par des moyens mécaniques. Ainsi le film qui est présenté pendant l'exposition, montre un carré divisé en un certain nombre de rectangles de couleur dont les surfaces varient de façon continue. Ce film a été conçu en 1971, préparé en 1972, filmé une première fois en 1973, tourné à nouveau en 1974 et finalement montré en 1975.Les péripéties de sa réalisation font comprendre ce qu'il faut d'énergie et de force de conviction pour réussir à produire un tel film en dehors du circuit normal. </text:p>
            <text:p><text:s text:c="3"/>L'œuvre de Vilder depuis dix ans a toujours su viser juste. Les différentes séries de pièces étaient fascinantes et très fortes quand elles sont apparues, et les plus anciennes comme les plus récentes gardent intacte cette force de conviction que tant d'œuvres cinétiques n'ont jamais eu, ou ont vite perdu par légèreté ou tendance à verser dans le gadget décoratif. Vilder est un classique et ses œuvres sont non pas de simples objets à voir mais des objets de connaissance et des outils de méditation avec lesquels on voudrait vivre.</text:p>
          </table:table-cell>
          <table:table-cell table:style-name="Default" office:value-type="string">
            <text:p><text:s text:c="3"/>To say that the works of Vilder shown in this exhibition are Mondrians set in motion would neither Go very far, nor would mean very much. However, if one insists upon evoquing Mondrian in the context of Vilders work, one can do it judiciously, as Tommaso Trini who wrote two years ago: MONDRIAN STARTS FROM A TREE TO BUILD A GEOMETRICAL ABSTRACTION, WHEREAS VILDER DEALS WITH THE OPTICAL RENDERING OF THE VITAL PULSATIONS OF THE SAME TREE. It would certainly be a mistake not to go beyond the geometry of vertical and horizontal lines in our interrogation of the work. Geometry is present only as a metaphor, and Vilder points out that EACH WORK IS AN ATTEMPT TO GRAP THE SECRETS OF LIFE. </text:p>
            <text:p><text:s text:c="3"/>Pierre Restany is right to speak of the RELENTLESS CROSSING OF THE PERPENDICULAR LINES: indeed the pieces of Vilder breathe and move in a slow, smooth and unform way. Whereas the cycle of the 1966 gear pieces was short, lasting through a single revolution of the elementary Gestalt wheel, it became longer in the expanding and contracting pieces that followed and longer still in the new works since 1970. Some of these would have to be in continuous operation for more than four years, twenty-four hours a day, for us to see them repeat a given configuration. </text:p>
            <text:p><text:s text:c="3"/>The scenario of verticals and horizontals that Vilder has organized offers us continuous movements along which there is no place for prime moments. The movements questions all the instantaneous states of the system. There is no particular instant where the orthogonal lines would offer proportions in the division of the surface that would be more harmonious or more interesting. Rather than in a particular stage, or a necessarily fugitive state of the configuration, it is in the system itself that we have to look for the source of q continued harmony that ties what is with what has just been and with what will be. </text:p>
            <text:p><text:s text:c="3"/>It was quite natural for Vilder to be attracted by the use of cinema and its temporality. As early as 1970, he conceived a film for which trial runs were made in video from the graphic screen of a computer in 1971, and the scenario of which was completed in 1972. It is an ambitious project, which no doubt will be extremely difficult to carry through. </text:p>
            <text:p><text:s text:c="3"/>But it deals with questions which are the heart of Vilders problematic, such as movement, cycle or the relation of the unit to the whole. A square made up of dots softens into an amoebic shape, only one dot remains visible and evolves into a bird, a cloud or birds, a flock of fish seen from the sky, a school of fish, one fish, a single scale which in turns becomes a dot that brings us back to the dots of the original square. This project calls for sophisticated transformation sequences which have to be carried out with the help of computer animation and there are important technical problems to be solved. </text:p>
            <text:p><text:s text:c="3"/>In addition Vilder has produced several short animated films and videotapes and the computer allowed him to create works that most often would have been impossible to achieve with conventional mechanical means. For example, the film which is shown during this exhibition depicts a square divided into a certain number of coloured rectangular areas the surfaces of which vary continuously. The film was conceived in 1971, prepared in 1972, shot a first time in 1973, re-shot in 1974 and finally edited in 1975. The difficulties of this completion demonstrate the energy and power of conviction needed to succeed in producing such a film outside the normal channels. Vilders work of the last ten years always remained of excellent quality. </text:p>
            <text:p><text:s text:c="3"/>The successive series of works were all fascinating and very powerful when they appeared and the older ones as well as the latest keep intact this power of conviction that so many kinetic works never had or promptly lost by being light or decorative gadgets. Vilder is a classic and his pieces work not as simple objects to view, but as objects of knowledge and tools for meditation with which one would want to live.</text:p>
            <text:p/>
          </table:table-cell>
          <table:table-cell office:value-type="float" office:value="1975">
            <text:p>1975</text:p>
          </table:table-cell>
        </table:table-row>
        <table:table-row table:style-name="ro4">
          <table:table-cell/>
          <table:table-cell office:value-type="string">
            <text:p>Roger Vilder</text:p>
          </table:table-cell>
          <table:table-cell office:value-type="string">
            <text:p>Tommaso Trini</text:p>
          </table:table-cell>
          <table:table-cell/>
          <table:table-cell table:style-name="Default" office:value-type="string">
            <text:p><text:s text:c="4"/>The kinetic objects of Roger Vilder are the synthesis of the geometrical order and the organic mutation, but they go far beyond. It is an innovative understanding of the morphological processes that his art proposes to us and not an umpteenth innovation of form in art. Who is Vilder: a Canadian artist of Lebanese origin, who until '71 works in Montreal, and who has since traveled and exhibited throughout Europe. We discover his work at the most important crossroads of the formal field of art. </text:p>
            <text:p><text:s text:c="3"/>Vilder, heir of constructivist resolutions, develops them in their formal manifestation - geometric language plus movement - in order to recompose the dichotomy between geometrical form and organic form. It is true that modern art has been extensively and severely divided as to the choice of one or the other form. </text:p>
            <text:p><text:s text:c="3"/>But these choices have always invested a deeper problem, that of the relations between art and life, between the autonomy of the specific means of painting and the reference data of reality. In order not to continue this illusory choice, we are currently working on a possible third path that is neither the geometrical nor the organic form, research in which minimal sculpture, land art, process art have been launched. </text:p>
            <text:p><text:s text:c="3"/>Vilder tells us not a third way, but the need to immerse ourselves in the metamorphoses of this 3rd infinity which is the organization of the matter of which we are made. After exploring the infinity of stars, interplanetary space, after exploring the molecular infinity, the vision of the genetic and vital dimension. Vilder's works until the 1970s featured expansions and contractions of elastic forms by visible mechanical processes, so that geometry is more the pattern of a code of learning from reality than true artistic language. </text:p>
            <text:p><text:s text:c="3"/>This artistic language, which is also neoplastic with works animated from '71 to the present day, where the intersection and divergence of lines (up to disappear at sight), straight lines, orthogonal, luminescent, etc. in fact a network of observation of the movement. Space is that of the painting in appearance, but the elementary mutation of forms comes from the association of the geometrical and the organic. If Mondrian is the geometrical abstraction of a tree, then Vilder is the optical restitution of the vital pulse of that same tree. It is interesting to recall the experiments conducted by Vilder in Montreal with the computer graphic. </text:p>
            <text:p><text:s text:c="3"/>On the basis of some works he mixed 2 programs of visual patterns to study the formation of lines that become squares. The new era of software ware opens unimaginable horizons to the problems raised by Vilder. The most direct solution - he says - is provided by the use of cinema and its temporality. Here he is a screenwriter of an experimental film on "movement and relationship between unity and the whole" where a perfect square, molecular organization of small points, transforms into an organic form of amoeba, becoming a flock of birds flying in the sky, into a school of fish in the sea and a flock of sheep running on the ground taking us on a journey in the air, the water and on earth, and finally getting back to the original square made of dots. </text:p>
            <text:p><text:s text:c="3"/>The transformations of the geometric image to the organic one require an animation technique that the computer can provide. The present tributes to constructivism are proof that the work of Vilder is the coherent extension of a research which has become classical and which can be recognized as a scientific legitimacy. However, these works also contain a principle of negation or even self-destruction, depending on the structure of each biomorphic organization of matter. What compensates in terms of aesthetic verification the apparent degree of mechanization and programming of the work.</text:p>
          </table:table-cell>
          <table:table-cell office:value-type="float" office:value="1973">
            <text:p>1973</text:p>
          </table:table-cell>
        </table:table-row>
        <table:table-row table:style-name="ro5">
          <table:table-cell office:value-type="string">
            <text:p>Texte extrait de « Les lignes du monde » </text:p>
          </table:table-cell>
          <table:table-cell office:value-type="string">
            <text:p>Following the lines of the world - The art of Roger Vilder</text:p>
          </table:table-cell>
          <table:table-cell office:value-type="string">
            <text:p>Kenneth White</text:p>
          </table:table-cell>
          <table:table-cell office:value-type="string">
            <text:p>...le plaisir esthétique lié aux formes et aux couleurs s'accompagne d'un sens des forces en jeu dans l'univers. Et l'être humain a de cela un besoin profond. Il a autant besoin de communication avec l'univers que de communication sociale. </text:p>
            <text:p><text:s text:c="3"/>Et c'est sans doute le fondement le plus profond de l'art: le mouvement (d'un animal), le vol (d'une bande d'oiseaux migrateurs), la courbe (d'une vague), le jaillissement (d'un éclair) – ces évènements qui éveillent le désir de faire quelque chose de semblable, d'être, pour ainsi dire, un peu à la hauteur du cosmos. </text:p>
            <text:p><text:s text:c="3"/>Sans cette communication, sans ce contact, sans cette sensation, il pourrait y avoir, bien sûr «art» et «culture». Mais, passant par des artefacts de plus en plus artificiels, cet «art», cette «culture» aboutissent fatalement à la fantaisie la plus creuse quand ce n'est pas à la complaisance dans la laideur et l'insignifiance. </text:p>
            <text:p><text:s text:c="3"/>Tous les grands artistes ont toujours su cela. C'est pour cela que Rimbaud dit n'avoir de goût que pour «la terre et les pierres», que Saint-JohnPerse évoquela mer «exemplaire du plus grand texte», et qu'Artaud appelle de ses vœux «une idée organique de la culture». C'est dans ce champ de prémisse, à la fois radical et rayonnant, que, de toute évidence, se situe l'art de Roger Vilder.</text:p>
          </table:table-cell>
          <table:table-cell table:style-name="Default" office:value-type="string">
            <text:p>...As I begin to write this text, I have before my eyes a great piece of tree-root found some months ago on a shore in Brittany, and which I’ve mounted on a stand. Rolled around by the waves, hollowed out by stones and salt, it’s a delight for the eyes and for the mind : an ocean sculpture, looking more interesting, saying more than The Victory of Samothrace. </text:p>
            <text:p><text:s text:c="3"/>I’d say something of the same for the stones gathered round the world I have laid out here in this atelier : a block of sandstone layered in grey and black from the Lofoten, a slab of grey and rosy clay from the Sierra de Grazalema in Spain, and that mauve stone from a river bed on Guadeloupe. It’s not only an aesthetic satisfaction linked to form and colour that these objects provide, it’s a sense of the forces at play in the universe. And with human beings that’s a deep need. </text:p>
            <text:p><text:s text:c="3"/>The human being has as much need of communication with the universe as of social communication. And there you have the ultimate motivation of the deepest art : the movements (of animals), the flight (of a band of migratory birds), the curve (of a wave), the gleam (of a stroke of lightning) — events that awaken the desire to do something similar, to be somehow worthy of the cosmos. Without such communication, without this contact, there will of course be productions called «art» and «culture». </text:p>
            <text:p><text:s text:c="3"/>But, descending from one artificial artefact to the other, this « art », this « culture », will end up in the most trivial fantasy or in a complacent milling about in ugliness and insignificance. All the great artists have always known this. That’s why Rimbaud says that if he has a taste for anything, it’s for «earth and stones». That’s why Saint-John Perse evokes the sea as «showing the way to the greatest text» and why Artaud calls for «an organic idea of culture». It’s in this field of premises, both radical and radiating, that I place the art of Roger Vilder. Vilder began (and a real artist never forgets his beginnings, he develops them) with a very strong sense of geometry: not only a sense of line and form, but «a measuring of the earth». </text:p>
            <text:p><text:s text:c="3"/>I’m thinking there of his 16 cubes in solid aluminium and his 4 white lines of neon. In such work, he is constructivist: the lines are regular — horizontal or vertical. Then the lines break, and become movement: the constructions are deconstructed (but without losing form, without turning into futility), the geometry becomes more complex. This is where constructivism converts to organicism: the regular or broken lines evoke now bee-swarms, a herd of moving animals, the flight of birds, meteorological whirlings of matter. </text:p>
            <text:p><text:s text:c="3"/>This is where the linear art of Roger Vilder discovers the open world, with its geo-graphies and its geo-logies. Walt Whitman said one day, way back in the nineteenth century, in the course of an excursion to Colorado, facing a chaotic pile of rocks, that he would give up anything commonly called «art» if only he could render the sensation with which those rocks filled his mind. In a similar way, Vilder has walked among the great rock-masses of Monument Valley and around Powell Lake. </text:p>
            <text:p><text:s text:c="3"/>They were a lesson to him, because he was able not just to admire them, but to read them, that is, to follow their lines. And then, in the bed of a river in Canada, he came across strange stones. Again, a shock of reality, and the desire to let it be seen and felt by others. He decides to give these stones art-status by reproducing them in bronze. This series of bronzen stones is a whole world, not only mineral, but organic and even totemic: both archaic and anarchic, representative and abstract. </text:p>
            <text:p><text:s text:c="3"/>In my reading of Vilder’s work, after the initial geometry, then the geography-geology, there is, as a third stage, geopoetics. There I’m thinking of those wavescapes, those sand-patterns, those crystal-clusters, stellar agglomerations and nebulas one finds in his glasswork, where force, form and light come together in an art that is complete, where the rhythms of the world, fracture zones included, are concentrated. </text:p>
            <text:p><text:s text:c="3"/>One particular glass-piece comes to mind: totality in movement, beautiful harmony, singularity and multiplicity combined, clarified cosmology — a masterpiece. Art, the mind in its furthest reaches, tends towards a cosmos. Not necessarily a paradise, but a cosmos. It’s this cosmological movement I see at work in the art of Roger Vilder.</text:p>
          </table:table-cell>
          <table:table-cell office:value-type="float" office:value="2002">
            <text:p>2002</text:p>
          </table:table-cell>
        </table:table-row>
        <table:table-row table:style-name="ro6">
          <table:table-cell office:value-type="string">
            <text:p>Reflexions personnelles</text:p>
          </table:table-cell>
          <table:table-cell office:value-type="string">
            <text:p>Personal statments</text:p>
          </table:table-cell>
          <table:table-cell office:value-type="string">
            <text:p>Roger Vilder</text:p>
          </table:table-cell>
          <table:table-cell office:value-type="string">
            <text:p>« Dans la mesure ou tout existe potentiellement, créer, découvrir et rendre manifeste ce qui est latent »</text:p>
            <text:p/>
            <text:p>«… sur le plan esthétique, le cinétisme m'a permis de privilégier l'harmonie de la composition dans un continuum temporel et spatial. Je cherche à exprimer la synergie du temps et du mouvement réel en créant dans un espace déterminé, les équivalences des formes constamment renouvelées...»</text:p>
            <text:p/>
            <text:p>« Chercheur en mouvement, essai sur mon travail »</text:p>
          </table:table-cell>
          <table:table-cell table:style-name="Default" office:value-type="string">
            <text:p>« Since potentially everything exists, creating is discovering and making visible or manifest what is latent »</text:p>
            <text:p/>
            <text:p>«…Esthetically kinetics allow me to give preference to the harmony of a continuum motion in time and space. I look forward to express, the synergy between time and real motion created within a specific space, the expression of motion through motion and the apparent simultaneous complexities of constant vibrations andchanges in sizes and proportions that surrounds us to the harmony of motion in time and space...»</text:p>
            <text:p/>
            <text:p>« MOVEMENT RESEARCHER, essay on my work »</text:p>
          </table:table-cell>
          <table:table-cell office:value-type="float" office:value="2002">
            <text:p>2002</text:p>
          </table:table-cell>
        </table:table-row>
        <table:table-row table:style-name="ro7">
          <table:table-cell office:value-type="string">
            <text:p>Roger Vilder : l'art en partage</text:p>
          </table:table-cell>
          <table:table-cell office:value-type="string">
            <text:p>Roger Vilder : l'art in sharing</text:p>
          </table:table-cell>
          <table:table-cell office:value-type="string">
            <text:p>Claude Guibert</text:p>
          </table:table-cell>
          <table:table-cell office:value-type="string">
            <text:p>« Défense de ne pas toucher »</text:p>
            <text:p>Dans les années soixante en France le G.R.A.V., Groupe de recherche d'arts visuels, édictait comme principes : « Défense de ne pas toucher » et « Défense de ne pas participer ». Pour Roger Vilder qui expose actuellement à la galerie NMarino à Paris, ces injonctions retrouvent aujourd'hui toute leur valeur. Pour cet artiste qui a partagé sa vie entre le Canada et la France, les travaux sur l'art construit conjointement à ceux sur le mouvement le rapprochent de cette histoire écrite par les tenants de l'art cinétique. Car c'est un itinéraire d'une cinquantaine d'années qui aboutit aujourd'hui avec cette proposition d' « Algorithme tactile ». Les premières recherches numériques de Roger Vilder remontent à 1971. En 1973 il réalise des dessins par ordinateur au centre météorologique du Canada. Désormais pour Roger Vilder cette volonté d'associer la création dans le domaine des arts plastiques avec la technologie informatique se concrétise avec ces dessins en noir et blanc ou en couleur animés par des algorithmes, les tableaux devenant en permanence modifiés par des mouvements aléatoires ou répétitifs. Le plan du tableau est alors asservi par l'ordinateur au bénéfice d'une œuvre en changement permanent.</text:p>
            <text:p/>
            <text:p>« Algorithme tactile »</text:p>
            <text:p>Le « Défense de ne pas toucher » des artistes du G.R.A.V. trouve ici une nouvelle application avec l'utilisation par Roger Vilder d'écrans tactiles qui perturbent singulièrement le statut à la fois de l'œuvre et celui de l'artiste. Désormais, le collectionneur prend sa part de création pour chaque œuvre initiée par l'artiste. Le spectateur du tableau a pouvoir de décision en intervenant sur le plan tactile: il peut alors déplacer l'image, agrandir une forme, la réduire, modifier le rapport géométrique des formes et des couleurs. Dans ces conditions, ce n'est pas seulement la nature de l'œuvre qui change en se voyant attribuer un acteur supplémentaire dans l'acte de création, c'est le statut même de l'artiste qui s'en trouve bouleversé. En mettant à la disposition du spectateur ce pouvoir de décision, Roger Vilder met en situation un tandem inédit qui, d'une certaine façon, désacralise le rôle du créateur, la prééminence incontestée de l'artiste. Imaginerait-on un tableau de Mondrian modifié au gré des humeurs du collectionneur ? Qu'en aurait pensé Mondrian lui-même ? Comment se définit alors la notion d'auteur ? Avec cette proposition d' « Algorithme tactile », Roger Vilder remet sur l'ouvrage la question du rapport à l'art que les artistes du G.R.A.V. posaient il y a un demi-siècle. Parmi ses membres, Julio Le Parc déclarait dès 1961 : «L'art d'ailleurs ne nous intéresse pas en tant que tel. Il est pour nous un moyen de procurer des sensations visuelles, un matériel mettant en valeur vos dons. Tout le monde est doué, tout le monde peut devenir partenaire. Et ce sera parfait si l'œuvre vous fait oublier le tableau, 'l'œuvre d'art'».</text:p>
            <text:p/>
            <text:p>« Défense de ne pas participer »</text:p>
            <text:p>Roger Vilder avec ses « Algorithmes tactiles » installe ainsi cette relation nouvelle dans la création artistique. La mutation de l'œuvre d'art ne tient pas d'abord, me semble-t-il, à l'avancée technologique mais bien davantage à ce statut nouveau : le tableau au mur n'est pas un objet fini, définitif, il devient un élément interactif, modifiable, soumis à la volonté de son propriétaire, lui même détenteur de cette part de créativité. Le rêve des artistes du G.R.A.V. de voir naître une nouvelle relation entre l'artiste et le spectateur prend forme aujourd'hui avec cet art du partage.</text:p>
            <text:p/>
            <text:p>Claude Guibert Chronique du Chapeau noir, Imago. Blog le Monde, octobre 2016</text:p>
          </table:table-cell>
          <table:table-cell table:style-name="Default" office:value-type="string">
            <text:p>« Touch algorithm »</text:p>
            <text:p>«Defense not to touch»</text:p>
            <text:p>In the sixties in France, G.R.A.V., Visual Arts Research Group, issued the following principles: "Defense not to touch" and "Defense not to participate". For Roger Vilder, who is currently exhibiting at the NMarino gallery in Paris, these injunctions are now at their full value. For this artist who has shared his life between Canada and France, works on art built in conjunction with those on the movement bring him closer to this story written by the proponents of kinetic art. For it is an itinerary of fifty years which ends today with this proposal of "Touch algorithm". Roger Vilder's first digital research dates back to 1971. In 1973 he made computer drawings at the Meteorological Center of Canada. Now, for Roger Vilder, this desire to combine creation in the field of visual arts with computer technology is realized with these black and white or color drawings animated by algorithms, the tables becoming permanently modified by random or repetitive movements. The surface of the screen- painting is then enslaved by the computer to the benefit of a work in constant change.</text:p>
            <text:p/>
            <text:p>And it will be perfect if the work makes you forget the painting, "the work of art." Roger Vilder, with his "Touch Algorithms", thus installs this new relationship in artistic creation. The mutation of the work of art does not seem to me to be due, first of all, to technological progress but rather to this new status: the painting on the wall is not a finished, definitive object, it becomes an interactive, modifiable element, subject to the will of its owner, who owns this share of creativity. </text:p>
            <text:p><text:s text:c="3"/>The dream of G.R.A.V. to see the birth of a "Defense not to touch" artists G.R.A.V. finds here a new application with the use by Roger Vilder of touch screens that singularly disrupt the status of both the work and that of the artist. From now on, the collector takes his share of creation for each work initiated by the artist. </text:p>
            <text:p><text:s text:c="3"/>The spectator of the painting has decision-making power by intervening on the tactile plane: it can then move the image, enlarge a shape, reduce it, modify the geometric ratio of shapes and colors. In these conditions, it is not only the nature of the work that changes by being attributed an additional actor in the act of creation, it is the very status of the artist that is upset. </text:p>
            <text:p><text:s text:c="3"/>By putting this decision-making power at the disposal of the spectator, Roger Vilder puts in a situation an unpublished tandem which, in a certain way, desacralizes the role of the creator, the indisputable pre-eminence of the artist. Imagine a painting by Mondrian modified to suit the humor of the collector? What would Mondrian himself think of it? How is the concept of the author defined? With this proposal of "Touch Algorithm", Roger Vilder puts on the work the question of the relation to the art that the artists of G.R.A.V. posed half a century ago. Among its members, Julio Le Parc declared as early as 1961: "Art does not interest us as such. It is for us a way to provide visual sensations, a material highlighting your gifts. </text:p>
            <text:p><text:s text:c="3"/>Everyone is gifted, everyone can become a partner. new relationship between the artist and the viewer takes shape today with this art of sharing.</text:p>
            <text:p/>
            <text:p>Claude Guibert «Chronicles of the black hat» Le Monde, octobre 2016</text:p>
          </table:table-cell>
          <table:table-cell office:value-type="float" office:value="2016">
            <text:p>2016</text:p>
          </table:table-cell>
        </table:table-row>
        <table:table-row table:style-name="ro8">
          <table:table-cell table:style-name="ce1" office:value-type="string">
            <text:p>L’orbite elliptique de Roger Vilder </text:p>
          </table:table-cell>
          <table:table-cell table:style-name="ce1" office:value-type="string">
            <text:p>The Elliptical Orbit Of Roger Vilder. </text:p>
          </table:table-cell>
          <table:table-cell office:value-type="string">
            <text:p>Marianne Le Pommeret</text:p>
          </table:table-cell>
          <table:table-cell table:style-name="ce1" office:value-type="string">
            <text:p>Elle est retrouvée.</text:p>
            <text:p>Quoi ? – L’Éternité.</text:p>
            <text:p>C’est la mer allée</text:p>
            <text:p>Avec le soleil.</text:p>
            <text:p/>
            <text:p>Rimbaud</text:p>
            <text:p/>
            <text:p>À la suite de son premier relief cinétique en 1966, Roger Vilder a développé un corpus conséquent d’œuvres dont l’inscription dans l’histoire d’un mouvement, celui du lumino-cinétisme, telle que Serge Lemoine nous la livre avec précision, rend incompréhensible son oubli progressif. Né au Liban il y aura 82 ans cette année, émigré avec sa famille au Canada, installé aujourd’hui, à Nîmes, son parcours étonne. L’homme est courtois et modeste. Il explique avec clarté ses idées et ses œuvres, indique ses sources et il peut être compris de tous : dans son texte qui est donné à lire ici, nul intellectualisme bavard ni la maladresse qu’ont parfois les écrits d’artistes qui s’expriment finalement, et c’est normal, mieux par leurs formes, leurs couleurs, leurs compositions, leur mise en espace que par les mots. Roger Vilder dit l’essentiel en phrases nettes, sur son art, les émotions qui l’ont nourri et sa philosophie de la vie.</text:p>
            <text:p>Sans aucun doute, il a toujours été ainsi. Il fut apprécié de François Morellet dont on connaissait l’exigence intellectuelle. Cependant si les chemins n’ont pas divergé, sa personnalité est trop différente de beaucoup des artistes de sa famille. Roger Vilder est resté solitaire : un artisan qui expérimente avec ses mains les moteurs et leur mouvement, les chaînes industrielles, les ressorts et leur tension, pour exprimer ce qui semble être à l’opposé, une sensibilité, une poétique de la matière et de la vie. Sa production est aussi plus lente. Il prend son temps, il n’a pas d’assistant1. Il travaille seul. Presque retiré : il dit lui-même que ne pas aimer boire ni fumer l’a éloigné des conversations de ses amis. C’est un homme simple, ombrageux peut-être.</text:p>
            <text:p>Il lit, mais apprend finalement plus des images. Surtout, il regarde beaucoup. La nature tout d’abord et les photographies, souvent scientifiques et celles des ouvrages de Gyorgy Kepes, lui confirment ses intuitions : les pierres et les cailloux qu’il collectionne sont comme pour Le Corbusier, Jean Arp, Kurt Schwitters, Charlotte Perriand, Fernand Léger et quelques autres grands « voyants », la preuve que la nature est un répertoire de formes parfaites. <text:s/>Ces formes, mouvantes et changeantes, dont on ne peut rien dire tant elles sont mystérieuses, révèlent pour lui l’harmonie du monde2. Il décline ainsi, dans Ciel et mer, une série de photographies, Ondulation, Lignes du lavoir, des petites vidéos, puis avec des algorithmes pour des compositions abstraites faites de formes géométriques très simples, les vagues et les nuages, passant ainsi au mouvement dans un plan fixe à son enregistrement filmé avec la vidéo, enfin à sa représentation abstraite dans des compositions que le calcul algorithmique rend imprévisible pour le spectateur, comme elle l’est dans la vie pour les nuages et les vagues.</text:p>
            <text:p>Pour mieux comprendre ce qui justifie son passage du réel à l’abstraction, il faut regarder Animotion, contraction des mots animal et motion, son deuxième film qu’il a pu réaliser en 1982-1983 sur un projet de scénario de 1972 qu’il avait fait lire notamment à Pierre Restany et dont le story-board est publié dans le petit catalogue de son exposition en 1972 au Centre culturel du Canada à Paris3: il y montre ce qu’il y a de commun, bien qu’elles surviennent dans les trois éléments, air, eau, terre entre les formes dessinées par une nuée d’oiseaux le matin lorsqu’ils partent chercher leur nourriture, exécutent des volutes dans le ciel, et recommencent ces mêmes figures le soir à leur retour dans les arbres où ils nichent, celles d’un banc de poissons ondulant d’un côté à l’autre et celles du regroupement d’un troupeau de moutons poussés par un chien, l’ordre dans lequel ils évoluent évoquant pour lui « la relation entre l’un et le tout ». Le mouvement est recommencement, changement, métamorphose, qui sont la marque de la vie-même dans le temps. Pierre Restany fit l’éloge enthousiaste de ce film et le décrit comme « un carré parfait, assemblage de points, (devenant) oiseau, vol d'oiseaux, nuage en formation serrée, poisson, banc de poissons, pour retourner enfin au carré initial. L'esprit de géométrie s'identifie ici à l'instinct profond qui appréhende les manifestations élémentaires de l'existence ». Il y voit aussi « l’amour fou de la vie » de Roger Vilder et « son réalisme mystique »4.</text:p>
            <text:p/>
            <text:p>Ce qui est toutefois vraiment particulier chez Roger Vilder, c’est qu’il a su tirer sa force aussi bien de l’observation de la nature dans une perspective cosmique pour entrevoir la possibilité et la nécessité d’exister de toutes choses, perpétuellement changeantes dans une recherche de l’harmonie, que dans le spectacle du monde moderne, révélé par les sciences et les technologies nouvelles.</text:p>
            <text:p>Qui d’autre que lui verrait dans l’acheminement mécanique d’éprouvettes sous des robinets qui les remplissent d’un liquide coloré un ballet de formes poétiques ? Il s’agit d’une expérience somme toute banale dont la réception lui est singulière : elle le « subjugue », le « sidère » et il en assimile le spectacle à la beauté des feuilles d’un tremble, toujours en mouvement. Son émotion est telle qu’elle l’amène à une pratique.</text:p>
            <text:p>Le mouvement est le ferment de ses rêveries, son centre. La rêverie est en effet une durée où l’esprit s’installe et voit soudain en un éclair, peut-être est-ce l’intuition, la valeur d’une expérience, le sens d’un événement pourtant complexe. Les scientifiques expliquent le surgissement de cette vision, Jean-Pierre Changeux par exemple, lorsque l’observation d’un tableau par un connaisseur lui permet de distinguer comme instantanément les influences, les sources d’une œuvre picturale, d’apprécier sa qualité et finalement de découvrir son auteur. Le poète Philippe Jaccottet explique ce phénomène en prenant pour exemple le mot cosmos, mot qui vient du grec ancien et dont le sens a été « ordre, convenance, puis monde, et la parure des femmes. La source de la poésie, ce sont ces moments où dans un éclair, quelquefois aussi par une lente imprégnation, ces trois sens coïncident. » D’autres poètes avant lui ont parlé de « Correspondances ». Chez Vilder, ce sont ces deux mondes de la connaissance ou de la voyance – ne parle t-il pas de « l’ailleurs extatique » où l’avait « propulsé » la chaîne des éprouvettes – qui cohabitent.</text:p>
            <text:p>On pense aussi aux curiosités que l’on recherchait autrefois et plus spécialement aux naturalia, ces merveilles issues de la nature5. Roger Vilder collectionne les pierres, comme l’avaient fait avant lui au XXe siècle d’autres artistes, et certains amateurs depuis le XVIe siècle pour leurs cabinets. À l’origine, ces curiosités étaient considérées comme des objets admirables certes, mais également porteurs de connaissances, venus de voyages lointains, issus de tous les éléments du monde, cornes de licorne, oignons de tulipes noires, coraux, fossiles, insectes, carapaces de tortues, parfois inclassables ( est-ce un animal ou une plante ?)… et considérés comme enrichissants parce que sujets d’études nouvelles. Les curieux étaient proches des scientifiques par leur esprit. C’est le même regard que Roger Vilder porte sur les pierres et les images du corps et de la nature connues aujourd’hui par les macrophotographies : il y observe la ressemblance des réseaux nerveux et des veines avec les racines des arbres, les nervures de feuilles, comme autrefois au XVIème siècle, l’orfèvre Wenzel Jamnitzer, l’auteur d’une « curiosité » remarquable, avait fait d’un corail rouge les ramifications des bras devenus branches d’une statuette représentant Daphné lorsqu’elle se transforme en arbre pour échapper à Apollon6.</text:p>
            <text:p/>
            <text:p>L’art lumino-cinétique a été et reste le plus souvent assimilé à un art très mécanique, rationnel, issu de l’art abstrait géométrique, élaboré à partir de l’expérimentation, du calcul et de l’utilisation de systèmes. Les artistes ont en effet voulu s’approprier les méthodes des ingénieurs, le statut de chercheur, dans le nom qu’ils ont donné aux groupes qu’ils ont formé, les chercheurs travaillant plutôt en équipe : ainsi Equipo 57, le Groupe de recherche d’art visuel dont même le sigle, GRAV, devient signifiant, et jusque dans leur habillement parfois : on avait connu la combinaison de Moholy-Nagy et celle de Rodtchenko ; la blouse bleue de Julio Le Parc a la même prétention, jointe à celle, plus confuse étant donné l’organisation de son atelier aujourd’hui, d’être un ouvrier qui travaille de ses mains en usine. Aux fabrications mécaniques déjà anciennes, ils ont voulu s’adjoindre les techniques les plus avancées de leur époque, celle de l’ordinateur, de l’informatique, voire de la cybernétique comme ce fut tout de suite le cas pour Vasarely et Schöffer. Un institut américain, l’EAT ( Experiments in Art and Technology) a été fondé en 1967 dans le but de rapprocher les artistes et les ingénieurs : une exposition a été organisée avec Robert Rauschenberg et Billy Klüver, un ingénieur électricien, qui a réuni comme un couronnement au Brooklyn Museum en 1968 des participants choisis parmi quelque 120 candidatures des deux mondes ; au terme de l’exposition, un prix a été décerné par des ingénieurs qui distinguèrent l’un des leurs. Roger Vilder participa de cette ambition d’utiliser les technologies nouvelles et de travailler avec les scientifiques mais sans davantage de succès que ses condisciples. Joindre deux mondes pour un travail en commun demande des explications et du temps.</text:p>
            <text:p/>
            <text:p>On dit qu’une autre source du lumino-cinétisme serait philosophique: cette tendance artistique trouverait son origine dans les écrits de Maurice Merleau-Ponty. Son analyse de l’expérience de la vision était d’ailleurs reprise par William C. Seitz qui qualifiait de « perceptual », en anglais, l’une des formes expressives de l’abstraction née au début du XXe siècle et dont les évolutions allaient constituer l’objet de l’exposition, The Responsive Eye, qu’il organisera en 1965 au Museum of Modern Art à New York. À la suite de Seitz, la question de la perception va devenir constante pour définir le cadre théorique des recherches des artistes lumino-cinétiques. Au point de faire oublier pour certains les oeuvres elles-mêmes : un environnement cité souvent, construit pour une exposition des Nouvelles Tendances à Zagreb en 1965, avait pourtant pour but de « mesurer le rapport entre la complexité du message visuel et de l’information esthétique ». Le mot « esthétique » est aujourd’hui banni des études des historiens d’art actuels.</text:p>
            <text:p>Outre Merleau Ponty est cité Norbert Wiener qui s’intitule lui-même philosophe de « l’automation », et qui, à partir de sa connaissance des mathématiques appliquées, des sciences de l’information et de la communication, a été le pionnier de la « cybernétique »7. Il y a aussi les neuro-scientifiques, tels que Warren Mc Culloch, William Grey-Walter, certains psychologues du comportement, et Henri Piraux, un ingénieur qui avait construit un robot - on peut en sourire - en forme de chien, à la suite des travaux de Grey-Walter et de son robot électronique, déjà en forme d’animal, une tortue qu’il baptise de plus Elsie et qui va se « nourrir » de lumière.</text:p>
            <text:p>Les études de ces chercheurs auraient seules permis aux artistes de créer des « outils perceptuels » impliquant la participation active du spectateur pour comprendre l’interaction de ces « outils » avec l’homme, de la même manière que Grey-Walter avait observé le comportement d’Elsie dans son appartement. Umberto Eco déclarera que les artistes cinétiques voulaient « favoriser l’adaptation à toute une dynamique perceptive que les nouvelles conditions technologiques avaient provoquée8 ».</text:p>
            <text:p/>
            <text:p>Pour Roger Vilder, il apparaît clairement que c’est dans l’entre-deux de ces mondes qu’il a voulu se situer. Son parcours semble elliptique, tel celui de certaines planètes autour du soleil, « une orbite excentrique », dont parle Friedrich Hölderlin dans Thalia, allant dans ses directions essentielles de la simplicité la plus grande que donne le regard sur la nature à la réflexion la plus accomplie sur la culture de son temps. Très vite sensible aux dangers que la science faisait courir au monde de la nature et à l’homme, et plus précisément aujourd’hui effrayé par les risques de transhumanisme, il a lu le physicien David Bohm notamment Wholeness and the Implicate Order (1980 ): cet auteur de la théorie des quanta proposait une « philosophie naturelle » qui associerait dans une même recherche science philosophie et politique, en dialoguant notamment avec Jiddu Krishnamurti9. Norbert Wiener, comme le rappelle aussi Roger Vilder, avait refusé de participer au projet Manhattan de développement de la bombe nucléaire ; il avait aussi dénoncé les dangers pour la société qu’avait créés la science de la communication dont il avait été un pionnier. Quant à Frank Malina, ingénieur en aéronautique, pionnier des fusées-sondes, désapprouvant le détournement militaire de ses recherches, il avait abandonné sa carrière et choisi de devenir un artiste10. Cette époque de flottement devant les possibilités offertes par la science donna lieu, on le voit, à des grands bouleversements dans la vie de nombreux penseurs, scientifiques et artistes. Il fallait essayer d’y voir clair. Jusqu’à chercher parfois la présence magnétique de certains gourous, tels Georges Ivanovitch dit Gurdjieff, tentative brève de Roger Vilder et auparavant de François Morellet11, plus longue de Katherine Mansfield et de Nicolas Schöffer parmi beaucoup d’autres.</text:p>
            <text:p/>
            <text:p>Les reliefs les plus originaux de Roger Vilder reflètent bien ce moment de passage. Ils sont composés de grilles parfaitement orthogonales se déformant par l’action d’un moteur, comme la vague qui bat sur la plage. En 1969, sa sculpture Expansion (1969) montrait l’animation quasi-corporelle d’une masse de matière molle pour un effet inverse à celui de la respiration. Elle peut se décrire ainsi : soit une sphère en pyrex, un cube de silicone diélectrique où restaient des bulles d’air ; la sphère est branchée sur une pompe à vide : le fait de la vider de son air entraîne le gonflement des bulles dans le silicone et l’affaissement du silicone. Le tout en 7 minutes, suivi du mouvement inverse.</text:p>
            <text:p>Les formes des œuvres de Roger Vilder sont libres, « organiques », pour reprendre le mot utilisé pour qualifier la lignée déjà longue de l’histoire des formes qui irait de l’Art nouveau et de l’architecture de Frank Lloyd Wright, à celle des artistes Willi Baumeister, László Moholy- Nagy, Georges Vantongerloo et Jean Arp. Aujourd’hui, elle se prolonge avec Julio Le Parc par exemple pour ses boites lumineuses, véritable ballet de points et de vibrations dans l’espace, ou encore avec Fujika Nakaya puis Ann-Veronica Janssens et leurs brumes nuageuses où l’on se perd. Citons aussi Žilvinas Kempinas dont les œuvres sont faites avec des bandes magnétiques, son matériau de prédilection : celles-ci mêlées au sol en tourbillons, forment des fontaines (Fountains) dont le bruissement évoque l’écoulement de l’eau, ou encore, leurs rubans dessinent un O flottant librement devant un mur au souffle de ventilateurs.</text:p>
            <text:p>Simples en apparence, toutes ces œuvres fabriquées avec des matériaux ordinaires, animées souvent avec des moteurs de rien du tout, réchauffent la modernité de toutes leurs références à la vie.</text:p>
            <text:p>Les reliefs de Roger Vilder, avec leurs chaînes de roulement, peuvent sembler à première vue ne faire qu’engendrer des formes géométriques exactes, déterminées, mais elles se renouvellent sans cesse et sont indéfinissables. On entend l’œuvre fonctionner, on voit la saccade, on sent la trépidation, onement. Une sorte dremarque le tremblement de la chaîne dans son mouvement. Rien d’exact final’hésitation, presque l’idée de s’arrêter, de revenir en arrière peut-être. Et si Elsie s’arrêtait, se demandait son Pygmalion? Le va et vient est bien le même chez le scientifique et l’artiste.12 La vie nourrit l’art et la vie nourrit la science. Mais il arrive que l’artiste devance le scientifique. Le dessin d’un lapin par Albrecht Dürer témoigne d’une meilleure observation que celle du scientifique de ce temps. Les ongles et leur cuticule figurant sur les doigts des statues des prophètes du Puits de Moïse sont rendus très exactement par Claus Sluter avant qu’ils aient été vus par les savants de son époque. Là est sans doute la plus belle et sage ambition de Roger Vilder à qui, comme le dit Italo Calvino de Monsieur Palomar, « Il [ … ] est toujours arrivé de voir certaines choses – un mur de pierres, un coquillage, une feuille, une théière – se présenter à lui comme en lui demandant une attention minutieuse et prolongée: il se met à les observer presque sans s’en rendre compte et son regard se prend à en parcourir tous les détails, ne parvenant plus à s’en détacher», « un homme qui <text:s/>[s’est mis ] en marche pour atteindre, pas à pas, la sagesse ». Souhaitons avec Italo Calvino et pour notre plaisir que Roger Vilder ne soit pas prêt d’arriver.</text:p>
          </table:table-cell>
          <table:table-cell table:style-name="Default" office:value-type="string">
            <text:p>« She is found.</text:p>
            <text:p>What? - Eternity.</text:p>
            <text:p>It's the sea gone</text:p>
            <text:p>With the sun. »</text:p>
            <text:p>“L’éternité”, Rimbaud</text:p>
            <text:p/>
            <text:p>Following his first kinetic relief in 1966 Roger Vilder developed a substantial corpus of works whose inscription in the history of a movement, that of Lumino-Kineticism, as Serge Lemoine precisely delivers in his essay, makes his falling into progressive oblivion puzzling. Born in Lebanon 82 years ago this year, immigrated with his family to Canada, settled today in Nîmes, his journey is astonishing. The man is considerate and modest. He explains with clarity his ideas and his works, discloses his sources and may be understood by all: in his text, given for reading here, no talkative intellectualism or the awkwardness sometimes born by the writings of artists who finally express themselves- as should be- better through their forms, their colors, their compositions and their staging than with words. Roger Vilder gets to the point when expressing himself about his art, the emotions that feed him and his philosophy of life.</text:p>
            <text:p>Without a doubt, he was always like that. François Morellet, who was known for his intellectual requirement, appreciated him. However, if the paths have not diverged, his personality is too different from that of many of the artists in his family. Roger Vilder remained a loner: a craftsman who experimented with his hands the motors and their movement, the industrial chains, the springs and their tension, ending up expressing what seems to be the opposite, a sensitivity, a poetics of matter and life. His way of producing is also slower. He takes his time, has no assistant1, works alone. Almost withdrawn: he explains about himself that not drinking or not smoking has kept him away from discussions with his friends. He is a simple man, maybe touchy. He reads, but ultimately learns more from pictures. Above all, he does observe. First, Nature and photos, often scientific and those of Gyorgy Kepes' books, which validate his own intuitions: the stones and pebbles he collects are as for Le Corbusier, Jean Arp, Kurt Schwitters, Charlotte Perriand, Fernand Léger and some other great "seers", proof that nature is a repertoire of perfect forms. These moving and changing forms, of which we cannot say anything, for they are mysterious, reveal to him the harmony of the world2. He thus declined, in Ciel et mer, a series of photographs, Ondulation, Lignes du lavoir, short videos, then with algorithms for abstract compositions made of very simple geometric shapes, waves and clouds, thus passing to movement in a still shot of its recording filmed with video finally of its abstract representation in compositions that algorithmic calculation makes unpredictable for the viewer, as in life with clouds and waves.</text:p>
            <text:p>To better grasp what justifies his passage from reality to abstraction, we must watch Animotion, a contraction of the words animal and motion - his second film, which he was able to make in 1982-1983 based on a 1972 screenplay project that he gave in particular Pierre Restany to read and whose storyboard has been published in the small catalog for his exhibition in 1972 at the Cultural Center of Canada in Paris3: although they arise in the three elements, air, water, earth, he shows there what is common to the shapes drawn by a flock of birds in the morning when they leave looking for food, perform swirls in the sky, and repeat these same figures in the evening when they return to the trees where they nest, those of a shoal of fish waving from side to side, and those of a flock of sheep coming together with a dog- the order in which these patterns evolve evoking for Roger Vilder "the relationship between one and the whole. " The movement is about new beginning, change, metamorphosis, which are the hallmarks of life itself overtime. Pierre Restany enthusiastically praised this film and described it as "a perfect square, assemblage of points, (becoming) bird, flock of birds, cloud in close formation, fish, shoal of fish, to finally return to the original square. The spirit of geometry is identified here with the deep instinct which apprehends the elementary manifestations of existence ”. He also sees in it the "mad love for life" of Roger Vilder and "his mystical realism" 4.</text:p>
            <text:p>Nonetheless, what is truly unique about Roger Vilder is that he knew how to draw his strength as much from the observation of nature from a cosmic perspective to glimpse at the possibility and the need to exist of all things, perpetually changing in search for harmony, as from the spectacle of the modern world, revealed by new sciences and technologies.</text:p>
            <text:p>Who else but him could see a ballet of poetic forms in the mechanical delivery of test tubes under taps that fill them with colored liquid? This is altogether a rather banal experiment whose reception is singular to him: he is "subjugated", “astounded” and thereby does he equate this spectacle to the beauty of an aspen tree leaves, always in movement. His emotion is such that it leads him to a practice.</text:p>
            <text:p>Movement is the seed of his dreams, his center. Reverie is indeed a period in which the mind settles down and suddenly sees in a flash; perhaps it is the intuition, the value of an experience, the meaning of an event however complex. Jean-Pierre Changeux gives an example of the intuitive emergence, which could be the inspiration, the moment when the amateur of scholarly art, observing a painting, instantly distinguishes its influences, its sources, appreciates its quality and finally discovers its author. The poet Philippe Jaccottet explains this phenomenon by taking for example the word cosmos, a word from ancient Greek whose meaning was "order, convenience, then world, and the adornment of women. The source of poetry can be found in these moments when in a flash, sometimes also by slow impregnation, those three meanings do coincide.” Other poets before him talked about “Correspondences”. With Vilder, these two worlds of knowledge or clairvoyance coexist - does he not speak of "the ecstatic elsewhere" where he was “propelled” by the chain of test tubes.</text:p>
            <text:p>One can also think of the curiosities that were sought in the past and more specifically the naturalia, wonders of nature5. Roger Vilder collects stones, as did other artists before him in the 20th Century, and some amateurs since the 16th Century for their cabinets. Initially collected as admirable objects found in faraway journeys, coming from all elements of the world, unicorn horns, onions of black tulips, corals, fossils, insects, carapaces turtles, sometimes unclassifiable (is it an animal or a plant?), these curiosities were also deemed a new source of knowledge to be studied. Savant people were close to scientists in spirit. The same approach goes when Roger Vilder looks at stones or images of the body and nature known today thanks to macro photography: he sees the resemblance between the nervous system and veins and the roots of trees, the veins of leaves, as before him, in the 16th Century, the goldsmith Wenzel Jamnitzer, author of a remarkable "curiosity", did make out of a red coral the ramifications of arms becoming the branches of a statuette representing Daphne, as she is transformed into a tree to escape Apollo6.</text:p>
            <text:p>Lumino-Kinetic Art has been and remains most often assimilated to a very mechanical, rational art, arising from Geometric Abstract Art, developed from experimentation, calculation and the use of systems. Artists indeed wanted to appropriate themselves the methods of engineers, the status of scholars, insomuch as in the name devised for the groups they formed, as do researchers working as a team: thus Equipo 57, the Research Group of Visual Art, even the French acronym, GRAV (Groupe de recherche d’art visuel) bears a meaning; thus sometimes even through their clothes - we know of the overalls of Moholy-Nagy and Rodchenko; for Julio Le Parc, the blue blouse appeals to the same desire to be identified - , as a worker using his hands, an identification even more confusing given the large organization of his workshop today. In addition to the traditional mechanical workings, these artists wanted to integrate the most advanced technics of their time- the computer, computer science and even cybernetics that were immediately adopted by Vasarely and Schöffer. An American institute, EAT (Experiments in Art and Technology) was founded in 1967 with the aim of bringing artists and engineers together: Robert Rauschenberg and Billy Klüver, an electrical engineer, organized an exhibition which brought together as a coronation, at the Brooklyn Museum in 1968, participants selected among some 120 applications from both worlds; at the end of the exhibition, a prize was awarded by engineers who distinguished one of their own. Roger Vilder participated in this endeavor to use new technologies and to work with scientists, albeit with no more success than his classmates. Joining two worlds to work together does require explanations and time.</text:p>
            <text:p>It is said that another source of Lumino-Kineticism could be philosophical: this artistic trend finds its origin in the writings of Maurice Merleau-Ponty. His analysis of the experience of vision was also taken up by William C. Seitz who described as "perceptual", in English, one of the expressive forms of Abstraction born in the early 20th Century and whose evolutions went on to become the very object of the exhibition, The Responsive Eye, which he organized in 1965 at the Museum of Modern Art in New York. Following Seitz, the question of perception will become constant to define the theoretical framework of their research for lumino-kinetic artists. To the point of making some people forget the works themselves: an often-cited environment, built for an exhibition of New Tendencies in Zagreb in 1965, yet aimed to "measure the relationship between the complexity of the visual message and the aesthetic information”. The word "aesthetic" is now banned from the studies of contemporary art historians.</text:p>
            <text:p>Besides Merleau Ponty, Norbert Wiener is cited - he calls himself a philosopher of "automation", and from his knowledge of applied mathematics, information and communication sciences, he was the pioneer of "cybernetics" 7. There are also neuro-scientists, such as Warren Mc Culloch, William Gray-Walter, some behavioral psychologists, and Henri Piraux, an engineer who had built a robot - one might smile - in the shape of a dog, following the work of Gray-Walter and his electronic robot, already in the shape of an animal (a turtle), moreover named Elsie and which is meant to "feed" on light. The studies alone of these scholars would have allowed artists to create "perceptual tools" involving the active participation of the spectator to understand the interaction of these "tools" with humans, in the same way that Gray-Walter had observed Elsie’s behavior in his apartment. Umberto Eco will say that kinetic artists wanted to "favor the adaptation to a whole perceptual dynamic that the new technological conditions had provoked" 8.</text:p>
            <text:p>It is clear to Roger Vilder that he would have wanted a place in the middle of these two worlds. His journey seems elliptical, like that of certain planets around the sun, "an eccentric orbit", of which Friedrich Hölderlin speaks in Thalia, going in its essential directions - from the greatest simplicity one gets from looking at Nature to the most astute reflection about the culture of one’s time. The limitations of the field of observation, that of the waves in the confined format of photographs and videos, that of the mobile structures of the formats most often square of the kinetic reliefs, those finally of the groupings of animals in Animotion with images created by a software, this limitation becomes the equivalent to that of the chemist with his test pieces. It is the result of a program that Roger Vilder may have considered too theoretical, as he may have thought that the result of such a narrow observation was not proven. Quickly aware of the dangers that science posed to the world of nature and to man, and more so today frightened by the risks of transhumanism, Roger Vilder was keenly interested in the theory of flows which he discovered in reading Wholeness and the Implicate Order (1980), in French La plénitude de l’univers (The fullness of Universe), whose author, physicist David Bohm, proposed a "natural philosophy" in which would be associated in the same study science, philosophy and politics, this which had led him to dialogue in particular with Jiddu Krishnamurti 9. As Roger Vilder recalls, Norbert Wiener did refuse to participate in the Manhattan nuclear bomb development project; he also exposed the dangers to society created by the science of communication, of which he had been a pioneer. As for Frank Malina, aeronautical engineer, pioneer of sounding rockets, he disapproved the military diversion of his researches, abandoned his career and chose to become an artist10. This time of wavering before the possibilities offered by science gave rise, as we can see, to great upheavals in the lives of many thinkers, scientists and artists. We had to try to see clearly. Even by seeking the word and magnetic presence of certain gurus, such as Georges Ivanovitch a/k/a Gurdjieff, in a brief attempt by Roger Vilder and before him François Morellet11, or a longer attempt by Katherine Mansfield and Nicolas Schöffer, among many others.</text:p>
            <text:p>The most original works in relief created by Roger Vilder do reflect this moment of passage. They are made up of perfectly orthogonal grids, deformed by the action of a motor, like the wave beating on the beach. In 1969, his sculpture Expansion (1969) showed the quasi-corporeal animation of a mass of soft matter for an effect opposite to that of respiration. It can be described as follows: either a Pyrex sphere, a dielectric silicone cube where air bubbles remained; the sphere is connected to a vacuum pump: emptying it of its air causes the bubbles in the silicone to swell and the silicone to sag. All in 7 minutes, followed by its backward movement.</text:p>
            <text:p>The forms of Roger Vilder’s works are free, “organic”, to use the word that describes the already long history of forms from Art Nouveau and architecture by Frank Lloyd Wright, to that of the artists Willi Baumeister, László Moholy-Nagy, Georges Vantongerloo and Jean Arp in the beginning of Abstraction. Today, it goes on with Julio Le Parc - for example with his light boxes, a true ballet made of points and vibrations in space- or with Fujika Nakaya and then Ann-Veronica Janssens with their cloudy mists where one gets lost. Let us also mention Žilvinas Kempinas whose works are made of magnetic tapes, his favorite material: they entangle on the ground in swirls, create fountains (Fountains) whose rustling evokes the flow of water, their ribbons drawing an O or more significantly ∞, the symbol of the infinite (invented in the 17th Century by John Wallis) as they float freely in front of a wall lifted by fans, amidst an eternally unstable balance.</text:p>
            <text:p>Simple in appearance, all these works, while created with ordinary materials, often animated with the most elementary engines, warm up modernity thanks to all their references to life.</text:p>
            <text:p>The reliefs of Roger Vilder, with their rolling chains, may seem at first sight to only generate exact and determined geometric shapes, but they are constantly renewed and indefinable. One can hear the work, see the saccade, feel the trepidation, and notice the trembling of the chain in its movement. Nothing exact after all. A kind of hesitation, almost the idea of stopping, maybe going back. What if Elsie stopped, wondered her Pygmalion? The coming and going is the same for scientists and artists.12 Life feeds on art and life feeds on science. But sometimes the artist gets ahead of the scientist. The drawing of a rabbit by Albrecht Dürer shows a better observation than that of the scientist itself at that time. Claus Sluter renders the nails and cuticles on the fingers of the statues of the prophets of the Well of Moses with accuracy, before they were even seen by the scholars of his time. Undoubtedly, there lays the most beautiful and wise ambition of Roger Vilder for whom, as Italo Calvino says of Mr. Palomar "he [...] has always happened to see certain things - a stone wall, a seashell, a leaf, a teapot - that come to him as if asking for a careful and prolonged attention: he starts to observe them almost without realizing it and his gaze begins to go through all the details, no longer managing to detach himself from it ”, "a man who [sets out] to reach wisdom, step by step". Let us wish, together with Italo Calvino, that Roger Vilder keeps on going, step by step.</text:p>
          </table:table-cell>
          <table:table-cell office:value-type="float" office:value="2020">
            <text:p>2020</text:p>
          </table:table-cell>
        </table:table-row>
        <table:table-row table:style-name="ro9">
          <table:table-cell table:style-name="ce1" office:value-type="string">
            <text:p>À la recherche du mouvement présent </text:p>
          </table:table-cell>
          <table:table-cell table:style-name="ce1" office:value-type="string">
            <text:p>In search for the present movement </text:p>
          </table:table-cell>
          <table:table-cell office:value-type="string">
            <text:p>Serge Lemoine</text:p>
          </table:table-cell>
          <table:table-cell table:style-name="ce1" office:value-type="string">
            <text:p>Artiste abstrait, cinétique, actif dès le milieu des années 1960 et sur le champ reconnu dans les expositions, les galeries, les musées, les revues qui comptent à l’époque : c’est de Roger Vilder qu’il s’agit. Il n’y a alors rien d’étonnant, tant son propos est original et fort : des tableaux constitués de disques qui tournent à des vitesses différentes provoquant de multiples effets visuels, des œuvres en relief dont les éléments rectilignes se déplacent verticalement et horizontalement, des figures abstraites faites de ressorts qui se tordent, entraînés par des mécanismes apparents, un objet non identifiable constitué d’une forme molle, tremblante et lumineuse. Voilà pour le principal, l’ensemble moins géométrique qu’organique, toujours en mouvement, en constante transformation, puis, très vite, l’intérêt pour la technologie, la nécessité d’établir des programmes, le besoin de s’inscrire dans un processus de recherche, la volonté de s’appuyer sur l’expérimentation, la pratique de l’ingénieur comme modèle, l’ouverture à la science. Il est un des pionniers de l’art assisté par ordinateur.</text:p>
            <text:p>Au début des années 1970, Roger Vilder est présent. Il ne va toutefois pas voir se confirmer cette position. En effet, l’intérêt pour l’art cinétique, après une décennie d’effervescence, était entre-temps retombé. Canadien, Roger Vilder résidait à Montréal. Son tempérament personnel aidant, il disparut du premier rang de la scène artistique. Sans avoir jamais cessé de poursuivre ses travaux et de créer de nouvelles œuvres en recourant notamment aux moyens du film d’animation. Le moment n’est-il pas venu, quelque 50 ans plus tard, de reconsidérer son oeuvre?</text:p>
            <text:p/>
            <text:p>I Une vie</text:p>
            <text:p/>
            <text:p>Reprenons. Roger Vilder est né en 1938. Ses parents s’étant installés au Canada, il effectue ses études à l’Université Concordia à Montréal. Très vite, il se dirige vers les pratiques artistiques. On le trouve comme maquettiste en 1965, travaillant dans l’équipe chargée de la construction du Pavillon du Québec à l’Exposition universelle de Montréal qui se tiendra en 1967. Il expose ses premiers tableaux abstraits, expressionnistes, en 1965 dans une galerie de Montréal. Dès l’année suivante, au terme d’une profonde réflexion associant l’observation de la nature et la découverte de la technologie, il change d’orientation et fait état de préoccupations qui le conduisent à abandonner la peinture : il réalise sa première œuvre en mouvement, abstraite, mais en prise avec la réalité. Il a 28 ans. Intitulée Réflexion, elle est constituée de petits disques en métal chromé faisant effet de miroir, montés sur des chaînes en rotation qui les installent dans un mouvement continu, ascendant et descendant. L’ensemble bouge en permanence, reflétant une réalité devenue morcelée et instable, où, incapable de se fixer, le regard se perd.</text:p>
            <text:p>Suivent immédiatement des œuvres en relief constituées d’une centaine de disques disposés de façon régulière horizontalement et verticalement sur un support carré. Ses éléments sont ornés de motifs géométriques ou peints de différentes couleurs. Ils sont animés par un moteur et tournent à des vitesses variables autour de leur axe, engendrant de multiples combinaisons et une très grande variété d’effets visuels. Roger Vilder intitule Pulsation, cet ensemble qu’il développe de 1966 à 1968. Simultanément il s’intéresse au phénomène de la transformation qu’il traduit au moyen de figures géométriques régulières, carré ou triangle, qui se déforment dans la durée en se contractant ou en se dilatant à des vitesses différentes, jusqu’à représenter d’autres figures qui vont elles-mêmes se transformer. Pour y parvenir, Roger Vilder associe trois composantes : dans un caisson de format carré peint en noir, des ressorts métalliques, des chaînes industrielles tournant autour de pignons, des moteurs électriques. Les ressorts avec leur propriété élastique permettent de tracer des formes qu’entraînent les chaînes mues par les moteurs. Chacun de ces reliefs est présenté individuellement ou parfois regroupé en polyptyque, voire monté en « retable », <text:s/>assemblé par 9 sur un socle. Intitulée Contraction, cette famille dont il poursuit la constitution de 1968 à 1971, loin de tout effet pictural, a beaucoup plus à voir avec le dessin, ici mis en pratique par d’autres moyens.</text:p>
            <text:p/>
            <text:p>Poursuivant ses recherches sans exclusive, allant plus loin dans le monde de l’organique, Roger Vilder élabore une sculpture molle, translucide, luminescente, agitée de tremblements. Affaissée, elle se redresse jusqu’à former un cube. Intitulée Jello, placée dans une sphère en verre, elle est constituée d’une masse de silicone gélatineux contenant des bulles d’air reliée à une pompe à vide. Celle-ci, actionnée, vide la matière de son air ou l’en remplit, lui procurant ses différents aspects. Dès 1971, l’artiste se met à la pratique du néon, puis développe une nouvelle série d’œuvres en relief, faite de lignes horizontales et verticales se déplaçant lentement devant un fond grâce à des mécanismes motorisés invisibles, disposés à l’intérieur d’un caisson. Avec cette série intitulée Lignes, Roger Vilder renoue alors avec la géométrie, la référence à l’art de Mondrian étant explicite et voulue comme un hommage.</text:p>
            <text:p/>
            <text:p>En peu de temps, que de recherches, originales, que de propositions, personnelles, que d’activités, reconnues. Roger Vilder expose en effet, sans attendre, dans les meilleurs endroits, à New York en 1968, à la galerie Howard Wise en compagnie de Stephen Antonakos, Takis, Wen Ying Tsaï, Nam June Paik, ainsi que d’un vidéaste chilien qui deviendra cinéaste, Juan Downey et d’autres. À Montréal bien entendu, à la Galerie du Siècle la même année, où l’on découvre ses Contractions. En 1968, Frank Popper fait paraître en anglais la deuxième édition de son livre Origins and Development of Kinetic Art, dans lequel il publie une oeuvre que Roger Vilder venait de créer l’année même, Pulsation 7. Et cette même année, il se trouve invité à l’exposition Some more Beginnings qui se tient à New York au Brooklyn Museum, organisée parallèlement à l’exposition devenue célèbre The Machine As seen at the End of the Mechanical Age, présentée au Museum of Modern Art, dont Pontus Hulten était l’organisateur. Conçue dans la suite de l’art cinétique et comme l’un de ses développements, l’exposition The Machine entendait montrer les liens existants entre les mondes de l’art, de la technologie et de la science. Renchérissant sur le propos, l’exposition Some more Beginnings était organisée par Billy Klüver, Julie Martin et Robert Rauschenberg lui-même, pour le compte de l’institut de recherche Experiments in Art and Technology (E. A. T.) : fondé en 1967, cet institut avait pour ambition, à la suite de nombreux programmes développés aux Etats-Unis, de rapprocher l’art, la technologie et l’industrie dans le but de concevoir des interactions entre ces domaines. L’exposition du Brooklyn Museum permit de faire se rencontrer des artistes et des ingénieurs dans cette optique : quelque 137 œuvres issues de leur collaboration furent ainsi exécutées et présentées au musée émanant de personnalités diverses telles que Wen Ying Tsaï, Günther Uecker, Jean Dupuy, Hans Haacke et Roger Vilder avec une œuvre de 1968 intitulée Pulsation 8.</text:p>
            <text:p/>
            <text:p>En 1970, l’artiste montre ses travaux actuels, en particulier ses Contractions, à Toronto dans un lieu réputé pour l’originalité de sa programmation, The Electric Gallery. Vient alors la même année la grande exposition Kinetics organisée à la Hayward Gallery à Londres par Frank Popper, où se retrouvent la plupart des principaux acteurs du lumino-cinétisme, ainsi que des nouveaux venus : parmi ses 66 participants, Roger Vilder est représenté par deux œuvres précisément de 1970 : Double contraction, faite de ressorts et de chaînes et sa sculpture molle Jello, réalisée en silicone, qui sont aussitôt remarquées. Le magazine Studio International rend compte de l’exposition sous la plume de Jonathan Benthall : son article intitulé « Technology and Art » est illustré par son relief, Double contraction, cité plus haut. Roger Vilder est au cœur de la scène artistique : il en rencontre la plupart des acteurs et noue des contacts avec ceux-ci à l’occasion des manifestations auxquelles il participe : Takis, Pol Bury, Gianni Colombo, Piotr Kowalski, Julio Le Parc, Len Lye, François Morellet, Nam June Paik, entre autres. La suite est à l’avenant : il est à la galerie Denise René à Paris en 1971, la galerie Teufel l’expose en 1972 à Cologne, en 1973 il figure dans la première exposition de la Galerie m à Bochum. Entre-temps Roger Vilder avait commencé ses premières expériences avec l’ordinateur qu’il considère comme un outil et qui va lui permettre de créer des images de synthèse, de développer des cycles, lui offrir une rapidité d’exécution inconnue jusqu’alors et dont il montre les résultats en 1971 à la Wells Gallery à Ottawa et dans différents autres lieux, à Montréal et à Toronto.</text:p>
            <text:p/>
            <text:p>Mais les choses en réalité ont changé, le contexte n’est plus le même, l’art cinétique n’occupe plus la scène depuis deux ou trois ans déjà. L’exposition de Londres était en fait la dernière de toute cette série de manifestations internationales au plus haut niveau, commencées en 1961 avec Bewogen Beweging au Stedelijk Museum d’Amsterdam et qui a ponctué la décennie . La plupart des artistes qui en étaient les protagonistes jusqu’à Julio Le Parc, couronné Grand Prix de la Biennale de Venise en 1966, allait connaître un déclin pouvant aller pour certains jusqu’à l’effacement. Roger Vilder est dans cette situation. En 1978 et encore en 1979, Joseph Masheck , le rédacteur en chef de la célèbre et puissante revue Artforum, le mentionne dans deux études importantes qu’il fait paraître dans sa revue : il n’y figure pas moins qu’en compagnie de Malévitch et de Bruce Naumann sur l’une des pages . Roger Vilder ne parvient plus toutefois à retenir l’attention. Il avait acquis la nationalité canadienne. Il reste au Canada et enseigne pendant 30 ans à l’École des Beaux Arts de Montréal.</text:p>
            <text:p>Le regain d’intérêt que rencontre au courant des années 1990 l’art cinétique avec l’apparition de nouvelles générations d’artistes s’engageant à leur tour dans cette voie en y apportant leurs propres contributions ne le touche pas. Roger Vilder est oublié : il ne figure pas dans les grandes expositions organisées en Europe et Outre-Atlantique qui suivent ce renouveau et l’accompagnent en lui apportant leur caution. La première notamment, due à Guy Brett montrée à Barcelone puis à Londres en 2000 : Force Fields Phases of the Kinetic, finalement conçue comme un hommage à Takis et où Roger Vilder aurait eu toute sa place. Parmi d’autres, L’œil moteur à Strasbourg en 2005, Op Art à Francfort-sur-le-Main la même année, jusqu’à l’exposition Ghosts in the Machine à New York en 2012, qui remettait pourtant l’accent sur l’art et la technologie, enfin le vaste panorama Dynamo Un siècle de lumière dans l’art 1913-2013 à Paris l’année suivante ne retiennent pas son nom. Roger Vilder doit encore attendre 2018 et l’exposition organisée au Kunsthal de Rotterdam intitulée ACTIE  REACTIE 100 jaar kinetische kunst <text:s/>pour retrouver la lumière d’une grande manifestation internationale, jusqu’à voir son œuvre Triangulations, un magnifique tondo de 1969, présenté dans les salles illustrer la couverture et le dos du catalogue. On mesure le chemin parcouru et tous les succès, fulgurants, qui sont allés avec les épreuves, longues et difficiles, sans que jamais Roger Vilder ait renoncé. Il a quitté le Canada. Il s’est installé en France en 1998-1999 et définitivement en 1999. Il poursuit ses recherches. Il travaille plus que jamais.</text:p>
            <text:p/>
            <text:p>II De recherche en recherche</text:p>
            <text:p/>
            <text:p>Revenons sur ce travail : protéiforme, on l’a vu, et largement consacré au phénomène du mouvement, auquel Roger Vilder s’est intéressé à ses débuts d’une façon originale. Il écrit, se rappelant l’année 1965 : « Au cours d’une exposition de la faculté de biologie de l’université Concordia, j’ai vu une « machine » qui transportait des tubes d’essai, montée sur une chaîne industrielle, permettant ainsi de présenter les tubes sous différents robinets qui versaient des liquides propres aux expériences prévues par un protocole préétabli. La chaîne tournait autour de pignons lui permettant de changer de direction selon un certain parcours. Les mouvements rapides, précis de l’ensemble avaient quelque chose de magique. J’étais subjugué, fasciné, sidéré. Immédiatement propulsé dans un ailleurs extatique où je me remémorais des scènes que j’avais déjà observées dans la nature ; par exemple, les feuilles d’un tremble qui s’agite dans le vent. De l’ensemble se dégageait une saisissante impression de vie.</text:p>
            <text:p>Quelques années plus tôt, sur une plage du Pacifique au Mexique, j’avais passé seul plusieurs heures par jour à observer les vagues de l’océan. J’essayais de décoder une certaine logique entre leur formation et leur développement jusqu’à leur mort sur la grève. Le souvenir de ces mouvements me revenait, tandis que les images de la chaîne tournant autour des pignons hantaient mon esprit. Au cours des jours qui suivirent, j’ai visualisé en un instant ma première pièce dans ses moindres détails mécaniques alors que je n’avais à l’époque aucune connaissance dans ce domaine. »</text:p>
            <text:p>Ses séries Pulsations, Contractions, Lignes constituent les résultats dans trois directions de ces recherches effectuées à partir de ses observations et de ses impressions sur la nature et la mécanique. Les Pulsations tournent à des vitesses différentes, provoquant des effets de nature variée, de la rotation régulière où les figures se forment puis s’éparpillent et vont en accélérant jusqu’à l’illisibilité et à la confusion. Cette traduction du mouvement est en effet au cœur des thèmes qui nourrissent l’art cinétique et on la voit illustrée notamment dans la démarche ressortant des premiers travaux qui portent sur les rotations et permutations de Vera Molnar (Lent mouvement giratoire, 1957, Musée de Grenoble) et ceux des artistes latino-américains résidant à Paris à la fin des années 1950, Julio Le Parc, Francisco Sobrino, Horacio Garcia-Rossi, Hugo Demarco, alors marqués par les œuvres de Victor Vasarely (Francisco Sobrino, Structure permutationnelle, 1959-1967, Paris, Galerie Denise René).</text:p>
            <text:p>Il y a ensuite chez Roger Vilder les reliefs mécaniques qu’il intitule Contractions, si frappant dans leur aspect avec leur machinerie apparente et si surprenant dans leur fonctionnement tant les résultats en sont imprévisibles : une petite figure qui devient un grand format, une forme régulière qui devient baroque, le même principe répété 9 fois avec un décalage à l’intérieur d’un même panneau constitué de modules identiques juxtaposés et surtout dans cette veine, une suite, un approfondissement dans le travail de l’artiste, des années 1968-1971 à 2006 et jusqu’à maintenant. Dans les lignes qui se déplacent, les figures qui se transforment, l’instabilité qui se manifeste, on voit les rapports avec les structures qui se déforment de Gianni Colombo (Spazio elastico, 1966-1968, diverses installations). L’intérêt est le même chez François Morellet avec ses Grilles se déformant de 1966, dont le titre ne laisse place à aucune ambiguïté. Ayant poursuivi sa démarche, Roger Vilder débouchait dans un tout autre univers, d’où la géométrie disparaîssait au profit de figurations organiques : étirement, dilatation, resserrement, écartement, déplacement lent et parfois incertain : c’est aussi l’esprit animant l’oeuvre de Gabriele De Vecchi Deformazione axonometrica- parametri luminosi de 1969 ( collection Giulio Meoni, Murlo ) et que l’on retrouve exprimé à leur manière dans le film de Gianni Colombo et Vincenzo Agnetti, Vobulazione e bieloquenza neg de 1970. Ce penchant vers l’organique est clairement affirmé par Roger Vilder qui intitule ses oeuvres Organisme géométrique. Son relief Organisme géométrique 5 de 2006, qui peut prendre l’allure d’une amibe dans certaines phases de son développement, le situe ainsi dans une importante lignée relevant de l’abstraction non-géométrique, commencée avec Jean Arp, László Moholy-Nagy, César Domela, Auguste Herbin et qui trouve aussi son pendant dans le Picasso de la période dadaïste-surréaliste : son œuvre Guitare du printemps 1926 (Paris, Musée Picasso), constituée d’une serpillère usagée et étirée par des ficelles, en est un exemple avec son contour on ne peut plus indéterminé. Indéterminée et insaisissable, ce sont bien les mots qui caractérisent l’oeuvre de Roger Vilder Jello : elle bouge, elle « respire », le comble de l’organique en somme et peut-on oser aller aussi loin, du « <text:s/>vivant » ? Dans un essai « xxx » publié ci-après, Marianne le Pommeré revient sur l’importance prise par l’organique dans son art.</text:p>
            <text:p>À l’opposé, ses reliefs intitulés Lignes, où les mécanismes demeurent cachés, avec leurs lignes blanches ou noires en groupes de 4 ou 6, qui se déplacent lentement à l’horizontale et à la verticale, se rapprochent, s’éloignent, se croisent à des vitesses différentes, ont ramené, c’était en 1971, Roger Vilder dans le monde du constructivisme. La référence à l’art de Piet Mondrian y est bien sûr explicite : les mêmes éléments, des lignes qui se croisent ; les mêmes structures, orthogonales ; le vocabulaire et la grammaire du néoplasticisme, mais dont l’artiste bouleverse les règles en mettant l’ensemble en mouvement. À la permanence d’un côté, de l’autre le changement ; à la stabilité, l’incertitude ; à l’immuabilité, un enchaînement de longue durée. Une autre perception pour une autre vision, mais bien dans le même esprit que celui de Jesús-Rafael Soto quand il avait entrepris, tout juste arrivé à Paris au début des années 1950, de « faire bouger » les lignes de Mondrian (Composition dynamique, 1951, Paris, succession Soto) ; la suite de son travail est connue.</text:p>
            <text:p/>
            <text:p>Roger Vilder, quant à lui, toujours à la recherche de nouveaux moyens d’expression, s’est approprié l’usage du tube de néon qu’il pare de vertus esthétiques. Il écrit : « Quoi de plus beau que le bleu de l’argon à travers un tube de verre transparent ». En 1968, il réalise sa première œuvre en tube de néon, une figure composée d’une seule ligne déployant ses volutes dans l’espace (Michele, détruite), qui doit beaucoup dans son allure à l’art du sculpteur américain José de Rivera. Elle est statique et encore de dimensions modestes. Voici quelques années plus tard, 6 courbes de néon bleu en 1970 : de hautes lignes verticales en forme de S, tournant sur elles-mêmes à des vitesses différentes, installées en batterie, modèlent l’espace de leurs ondulations. L’œuvre reste unique. Mais Roger Vilder ne s’en tient pas là. Il utilise bien vite des tubes de néon de différentes couleurs dans ses reliefs aux lignes mobiles, renforçant d’un côté leur continuité avec les tableaux de la période new-yorkaise de Mondrian, Broadway Boogie-Boogie par exemple et de l’autre développant toutes leurs potentialités. Plus récemment en 2010, Roger Vilder s’est intéressé à la figure du cube de Boy, un volume tridimensionnel géométrique obtenu à partir de surfaces développées et dont les arêtes engendrent une ligne continue. Effaçant le volume, Roger Vilder n’en retient que le contour qu’il dessine au moyen d’un tube de néon : il crée ainsi une structure dont les lignes se croisent visuellement dans l’espace et engendrent une lecture de la forme plus difficile. Il accentue dans le même temps cette impression d’inextricabilité en brisant les angles droits, provoquant l’effondrement de cette structure (Variation sur cube de Boy 3, 2012), dans un processus qui n’est pas sans analogie avec la pratique de François Morellet dans ses œuvres en néon intitulées Lamentable : un cercle brisé en 8 segments égaux, suspendu, comme on l’a vu magnifiquement installé dans l’église du couvent de La Tourette construit par Le Corbusier.</text:p>
            <text:p>Il y a encore chez Roger Vilder son intérêt manifesté pour l’utilisation de l’ordinateur : il en est un pionnier aux côtés de Herbert W. Franke, Georg Nees, Frieder Nake , surtout Manfred Mohr et Vera Molnar, auxquels se joindront plus tard Gottfried Honegger, François Morellet et bien d’autres. L’ordinateur lui offre le moyen d’avoir instantanément les résultats d’un programme qu’il a établi et de pouvoir en examiner toutes les possibilités : il en donne un aperçu dans sa lithographie de 1976 Signes, qui répertorie 90 combinaisons différentes d’une même forme, elle-même changeante. Le résultat débouche la même année sur un ensemble de 5 sculptures monumentales debout et alignées tel un hommage aux statues de l’île de Pâques. Une autre lithographie de 1976 répertorie 225 configurations différentes d’un motif constitué de 4 surfaces variables. Ce programme lui permet de réaliser en 1978 son installation 16 volumes d’aluminium au sol, dans un esprit voisin de celui des sculptures horizontales du Minimal Art.</text:p>
            <text:p>Dans le même temps, fort de toutes ces expériences, Roger Vilder s’investit dans la pratique du cinéma d’animation. Il élabore dès 1971 le programme d’un film abstrait réalisé avec les moyens de l’ordinateur et dont les « acteurs » sont les couleurs rouge, jaune, bleue et verte définies par une forme géométrique simple et mises en mouvement dans un espace plat. Il décrit ainsi le processus de ce film intitulé Couleurs en mouvement qu’il réalise en 1975 au Centre de recherche scientifique du Canada à Ottawa : « Ce film regroupe 4 couleurs - le rouge, le bleu, le vert et le jaune - qui se présentent en un point central avant de grandir, d’évoluer et de se rétracter sous forme de carrés et de rectangles à des vitesses de croissance différentes. Chaque couleur domine les autres à tour de rôle en occupant tout l’espace de l’écran, puis elles se découpent en 4 carrés, décroissent en un point central et disparaissent. ». Il s’agit bien de mouvement, il s’agit toujours de cinétisme et d’une belle continuité offerte au film Rythmus 21 de Hans Richter réalisé en 1921 par l’artiste dadaïste abstrait à Berlin.</text:p>
            <text:p>De là pour Roger Vilder l’utilisation des algorithmes et la possibilité de concevoir et de réaliser des programmes à l’infini, dont il confie la réalisation au moyen d’ écrans tactiles (Algorithme 4K4c, de 2012) requérant la participation active de la personne qui visionne l’œuvre.</text:p>
            <text:p/>
            <text:p>Une grande unité caractérise l’art de Roger Vilder en même temps que la multiplicité de ses aspects est manifeste. L’expression du mouvement a été sa préoccupation essentielle, ensuite celle d’allier la géométrie et l’organique. Mais ce qui caractérise peut-être plus encore l’ensemble de son œuvre est sa démarche, sa méthode fondée sur la recherche. Il se présente lui-même en temps que « chercheur en mouvement » : c’est l’intitulé de son catalogue publié en 2013. Déjà en 1961, Horacio-Garcia Rossi, Julio Le Parc, François Morellet, Francisco Sobrino, Yvaral avaient fondé à Paris le Groupe de recherche d’art visuel, le bien nommé GRAV. Il y a eu aussi le Gruppo T, le Gruppo N et le Gruppo M.I.D. en Italie constitués dans le même esprit. C’est le principe de la recherche qui anime à partir de 1963 les artistes du mouvement Nouvelles Tendances qui se réunissent à Zagreb et leur évolution vers la technologie, laquelle finira d’ailleurs par l’emporter sur l’art lui-même. C’est aussi cette idée qui fonde, on l’a vu, les protagonistes de l’E.A.T. aux États-Unis. Il faut encore mentionner Gyorgy Kepes, l’héritier de Moholy-Nagy au New Bauhaus à Chicago, professeur au M.I.T. dont le programme d’action consistait à rapprocher les sciences, la sociologie et l’art et à les intégrer dans le monde moderne. De son côté la revue Leonardo, fondée à Paris en 1968 par l’ingénieur et artiste cinétique Frank Malina, avait pour but de publier des écrits d’artistes, de chercheurs ou de théoriciens dans le domaine des arts et des techniques. Roger Vilder n’est pas isolé. Il participe à un vaste ensemble où se manifestent les mêmes préoccupations et les mêmes engagements. C’est ainsi qu’il va finalement s’intéresser plus à l’exploration de territoires inconnus et à la découverte de nouveaux moyens qu’aux résultats que l’on peut en obtenir. Son ami François Morellet ne déclarait-il pas en 1971 : « <text:s/>Le résultat m’intéresse évidemment moins que le système lui-même ». On voit la communauté de pensée qui unit ces grands créateurs. La démarche de Roger Vilder est fondée sur l’intuition et l’expérimentation et s’aide de la technologie. Aujourd’hui ses contemporains des nouvelles générations, Žilvinas Kempinas, Pe Lang, le groupe LAb[au], Elias Crespin se placent dans son sillage, lui assurant une légitime et magnifique continuité.</text:p>
          </table:table-cell>
          <table:table-cell office:value-type="string">
            <text:p>An abstract, a kinetic one, active from the mid-1960s and on the recognized field in exhibitions, galleries, museums, magazines that counted at the time: Roger Vilder is what he is about. There is nothing surprising then, as its subject is original and strong: tables made up of gears which rotate at different speeds causing multiple visual effects, works in relief whose rectilinear elements move vertically and horizontally, abstract figures made of stretching springs, driven by apparent mechanisms, an unidentifiable object made up of a soft, trembling and luminous form. So much for the main thing, the whole less geometric than organic, always in movement, constantly changing, then, very quickly, the interest in technology, the need to establish programs, the need to register in a research process, the will to rely on experimentation, the practice of the engineer as a model, openness to science. He is one of the pioneers of computer-assisted artistic creation.</text:p>
          </table:table-cell>
          <table:table-cell office:value-type="float" office:value="2020">
            <text:p>2020</text:p>
          </table:table-cell>
        </table:table-row>
        <table:table-row table:style-name="ro10">
          <table:table-cell table:number-columns-repeated="3"/>
          <table:table-cell table:style-name="ce1"/>
          <table:table-cell office:value-type="string">
            <text:p>In the early 1970s, Roger Vilder was present. However, he will not see this position confirmed. Indeed, interest in kinetic art, after a decade of effervescence, had meanwhile subsided. Becoming Canadian, Roger Vilder lived in Montreal. With his personal temperament helping, he disappeared from the forefront of the art scene. Without ever having stopped continuing its work and creating new works, notably using the means of animated film. Hasn't the time come, some 50 years later, to reconsider his work?</text:p>
          </table:table-cell>
          <table:table-cell/>
        </table:table-row>
        <table:table-row table:style-name="ro1">
          <table:table-cell table:number-columns-repeated="3"/>
          <table:table-cell table:style-name="ce1"/>
          <table:table-cell office:value-type="string">
            <text:p>l A life</text:p>
          </table:table-cell>
          <table:table-cell/>
        </table:table-row>
        <table:table-row table:style-name="ro11">
          <table:table-cell table:number-columns-repeated="3"/>
          <table:table-cell table:style-name="ce1"/>
          <table:table-cell office:value-type="string">
            <text:p>Let's resume. Roger Vilder is French, born in 1938 in Lebanon. His parents having settled in Canada, he studied at Concordia University in Montreal. Right away, he moved towards artistic practices. He worked as a model maker in 1965, within the team responsible for the construction of the Pavillon du Quebec at the Montreal Universal Exhibition held 1967(1). He exhibited his first abstract, expressionist paintings in 1965 in a Montreal gallery. The following year, at the end of a deep reflection associating the observation of nature and the discovery of technology, he changes orientation which leads him to abandon painting: he realizes his first work in movement , abstract, yet in touch with reality. He is 28 years old. Entitled Reflection, it is made up of small chromed metal discs that act in a mirror-like effect, mounted on rotating chains which set them in a continuous, upward and downward movement. The whole is constantly moving, reflecting a reality that has become fragmented and unstable, where, unable to stay put, one’s gaze is lost.</text:p>
          </table:table-cell>
          <table:table-cell/>
        </table:table-row>
        <table:table-row table:style-name="ro12">
          <table:table-cell table:number-columns-repeated="3"/>
          <table:table-cell table:style-name="ce1"/>
          <table:table-cell office:value-type="string">
            <text:p>Immediately thereafter, the relief works appear - made of a hundred gears arranged regularly horizontally and vertically on a square support. Its elements are adorned with geometric patterns or painted in different colors. They are powered by an electric motor and rotate at variable speeds around their axis, generating multiple combinations and a very wide variety of visual effects. Roger Vilder titles Pulsation (ill.2) this set which he developed from 1966 to 1968. At the same time he is interested in the phenomenon of transformation which he translates by means of regular geometric figures, square or triangle, going over time through deformation by contracting or expanding themselves at different speeds, to the point of representing different figures which will themselves transform.</text:p>
          </table:table-cell>
          <table:table-cell/>
        </table:table-row>
        <table:table-row table:style-name="ro13">
          <table:table-cell table:number-columns-repeated="3"/>
          <table:table-cell table:style-name="ce1"/>
          <table:table-cell office:value-type="string">
            <text:p>To do this this, Roger Vilder combines three components: placed in a square box painted black, metal springs, industrial chains revolving around sprockets with an electric motor. The springs with their elastic property enable the drawing of shapes that are derived by the motorized chains in motion. Each of these reliefs is presented individually or sometimes grouped in polyptych, or even mounted in an "altarpiece", 9 assembled atop a base. Entitled Contraction, he pursued from 1968 to 1971,the production of this series far from any pictorial effect: it has much more to do with drawing, albeit practiced here by other means.</text:p>
          </table:table-cell>
          <table:table-cell/>
        </table:table-row>
        <table:table-row table:style-name="ro14">
          <table:table-cell table:number-columns-repeated="3"/>
          <table:table-cell table:style-name="ce1"/>
          <table:table-cell office:value-type="string">
            <text:p>As he kept on researching, without constraint, going further into the organic world, Roger Vilder creates a soft, translucent, luminescent sculpture, shaken by tremors. Entitled Jello (ill 3 jello) , cube-shaped, it consists of a mass of gelatinous silicone placed on a base mounted on springs which cause it to settle, the lighting coming from the bottom. At the same period, the artist began using neon lighting for the first time in 1968.</text:p>
          </table:table-cell>
          <table:table-cell/>
        </table:table-row>
        <table:table-row table:style-name="ro15">
          <table:table-cell table:number-columns-repeated="3"/>
          <table:table-cell table:style-name="ce1"/>
          <table:table-cell office:value-type="string">
            <text:p>From 1971, he will develop a new series of relief works, made of horizontal and vertical lines ( ill. 4 work with lines ) moving slowly in front of a background thanks to invisible motorized mechanisms, placed inside a box. With this series called Lines, Roger Vilder had returned to geometry, the reference to Mondrian’s art being explicit and intended as a tribute.</text:p>
          </table:table-cell>
          <table:table-cell/>
        </table:table-row>
        <table:table-row table:style-name="ro16">
          <table:table-cell table:number-columns-repeated="3"/>
          <table:table-cell table:style-name="ce1"/>
          <table:table-cell office:value-type="string">
            <text:p>In this short time, how many studies, original, how many proposals, personal, how many activities, praised. Roger Vilder is exhibited, without having to wait, in the best places.</text:p>
          </table:table-cell>
          <table:table-cell/>
        </table:table-row>
        <table:table-row table:style-name="ro17">
          <table:table-cell table:number-columns-repeated="3"/>
          <table:table-cell table:style-name="ce1"/>
          <table:table-cell office:value-type="string">
            <text:p>1 See Michelle Lasnier, "Quebec in a glass house", MacLean Magazine, vol. 5, n ° 11 Montreal, November 1965. The architects of the pavilion are Michel Le Blanc, Guy Gerin-Lajoie, Louis-Joseph Papineau</text:p>
          </table:table-cell>
          <table:table-cell/>
        </table:table-row>
        <table:table-row table:style-name="ro18">
          <table:table-cell table:number-columns-repeated="3"/>
          <table:table-cell table:style-name="ce1"/>
          <table:table-cell office:value-type="string">
            <text:p>In New York in 1968, at the Howard Wise gallery with Stephen Antonakos, Takis, Wen Ying Tsaï, Nam June Paik, as well as a Chilean videographer who will become filmmaker, Juan Downey and many others. ( ill.5 next to this paragraph, press photo of Vilder with his work in 9 parts ) In Montreal, at the Galerie du Siècle(2) the same year, where we discover his Contractions. In 1968, Frank Popper published in English the second edition of his book Origins and Development of Kinetic Art, in which he selects a work that Roger Vilder had just created the same year(3), Pulsation 7. And that same year, he found himself guest at the exhibition Some more Beginnings held in New York at the Brooklyn Museum, organized in parallel with the now famous exhibition The Machine As seen at the End of the Mechanical Age, presented at the Museum of Modern Art, of which Pontus Hulten was the organizer. Designed as a continuation of Kinetic Art and as one of its spin-offs, the exhibition The Machine(4) was meant to highlight the links existing between the worlds of art, technology and science(5). Adding to the point, the exhibition Some more Beginnings(6) was organized, on behalf of the research institute Experiments in Art and Technology ( EAT), by Billy Klüver, Julie Martin and Robert Rauschenberg himself : founded in 1967, this institute had the ambition, following numerous programs developed in the United States, to bring together art, technology and industry in order to generate interactions between these fields. With this in mind, The Brooklyn Museum exhibition brought together artists and engineers with this in mind: some 137 works arising from their collaboration were thus executed and presented to the museum from various personalities(7) such as Wen Ying Tsaï, Günther Uecker, Jean Dupuy, Hans Haacke, with Roger Vilder who presented a work from 1968 entitled Pulsation 8.</text:p>
          </table:table-cell>
          <table:table-cell/>
        </table:table-row>
        <table:table-row table:style-name="ro19">
          <table:table-cell table:number-columns-repeated="3"/>
          <table:table-cell table:style-name="ce1"/>
          <table:table-cell office:value-type="string">
            <text:p>In 1970, the artist showed his current works, in particular his Contractions, in Toronto in a place renowned for the originality of its programming, The Electric Gallery(8). That same year came the great exhibition Kinetics organized at the Hayward Gallery in London by Frank Popper(9), where amongst its 66 participants(10) – most of the main actors of lumino-kinetics together - Roger Vilder is presented with two works precisely 1970 works: Double contraction, made of springs and chains and its soft sculpture Jello , made of silicone, both works immediately noticed. The magazine Studio International(11) reports on the exhibition by an article written by Jonathan Benthall: titled "Technology and Art" and even illustrated his piece with the relief, Double contraction, cited above. Roger Vilder is at the heart of the artistic scene: he meets most of the actors and establishes contacts with them during the events in which he participates: Takis, Pol Bury, Gianni Colombo, Piotr Kowalski, Julio Le Parc, Len Lye, François Morellet, Nam June Paik, among others. The rest follows: he is with the Denise René gallery in Paris in 1971, the Teufel gallery exhibited it in 1972 in Cologne, the following year the Galerie M in Bochum(12), and to end the decade the Gheerbrant gallery in 1979 in Montreal. Meanwhile Roger Vilder had started his first experiments with the computer which he looked at as a tool: this will allow him to create computer-generated images, to develop cycles, to offer him a speed of execution unknown so far. He showed the results in 1971, at the Wells Gallery in Ottawa and in various other places, in Montreal and Toronto.</text:p>
          </table:table-cell>
          <table:table-cell/>
        </table:table-row>
        <table:table-row table:style-name="ro20">
          <table:table-cell table:number-columns-repeated="3"/>
          <table:table-cell table:style-name="ce1"/>
          <table:table-cell office:value-type="string">
            <text:p>But things have actually changed, the context is no longer the same, kinetic art has not occupied the stage for two or three years already. The London exhibit was actually the last in this whole series of exhibitions at the international level, started in 1961 with Bewogen Beweging at the Stedelijk Museum in Amsterdam, which marked the decade(13). Most of the artists who were the protagonists until Julio Le Parc, crowned Grand Prix of the Venice Biennale in 1966, were going to experience a decline which could go as far as oblivion(14). Roger Vilder is in this situation. In 1978 and again in 1979, Joseph Masheck, the editor-in-chief of the famous and powerful Artforum, mentions him in two important studies which he publishes in his magazine: His name does appear therein no less than in company of Malévitch and Bruce Naumann on one of its pages (15). Nonetheless Roger Vilder no longer gets the attention. Having acquired Canadian nationality.</text:p>
          </table:table-cell>
          <table:table-cell/>
        </table:table-row>
        <table:table-row table:style-name="ro21">
          <table:table-cell table:number-columns-repeated="3"/>
          <table:table-cell table:style-name="ce1"/>
          <table:table-cell office:value-type="string">
            <text:p>2. Where regularly exhibited the greatest Canadian abstract painters of the time, Guido Molinari, Claude Tousignant, Jacques Hurtubise whom he will frequent.</text:p>
          </table:table-cell>
          <table:table-cell/>
        </table:table-row>
        <table:table-row table:style-name="ro22">
          <table:table-cell table:number-columns-repeated="3"/>
          <table:table-cell table:style-name="ce1"/>
          <table:table-cell office:value-type="string">
            <text:p>3. Studio Vista, London, 1968</text:p>
          </table:table-cell>
          <table:table-cell/>
        </table:table-row>
        <table:table-row table:style-name="ro23">
          <table:table-cell table:number-columns-repeated="3"/>
          <table:table-cell table:style-name="ce1"/>
          <table:table-cell office:value-type="string">
            <text:p>4. We remember his catalog with its famous metal cover with hinge.</text:p>
          </table:table-cell>
          <table:table-cell/>
        </table:table-row>
        <table:table-row table:style-name="ro24">
          <table:table-cell table:number-columns-repeated="3"/>
          <table:table-cell table:style-name="ce1"/>
          <table:table-cell office:value-type="string">
            <text:p>5. It should be noted that a parallel and similar development had gradually appeared within the New Trends movement created in Zagreb in 1961 by Almir Mavignier.</text:p>
          </table:table-cell>
          <table:table-cell/>
        </table:table-row>
        <table:table-row table:style-name="ro25">
          <table:table-cell table:number-columns-repeated="3"/>
          <table:table-cell table:style-name="ce1"/>
          <table:table-cell office:value-type="string">
            <text:p>6. Held from November 25, 1968 to June 6, 1969.</text:p>
          </table:table-cell>
          <table:table-cell/>
        </table:table-row>
        <table:table-row table:style-name="ro25">
          <table:table-cell table:number-columns-repeated="3"/>
          <table:table-cell table:style-name="ce1"/>
          <table:table-cell office:value-type="string">
            <text:p>7. Few subsequently became known.</text:p>
          </table:table-cell>
          <table:table-cell/>
        </table:table-row>
        <table:table-row table:style-name="ro26">
          <table:table-cell table:number-columns-repeated="3"/>
          <table:table-cell table:style-name="ce1"/>
          <table:table-cell office:value-type="string">
            <text:p>8. We see in particular Yaacov Agam, Norman White, Panamarenko, Wen Ying Tsaï, Michael Hayden, François Morellet, Cor Marcheschi.</text:p>
          </table:table-cell>
          <table:table-cell/>
        </table:table-row>
        <table:table-row table:style-name="ro27">
          <table:table-cell table:number-columns-repeated="3"/>
          <table:table-cell table:style-name="ce1"/>
          <table:table-cell office:value-type="string">
            <text:p>9. let us recall that Frank Popper had organized with Jean Leering the exhibition Kunst Licht Kunst at the Stedelijk Van Abbemuseum in 1968 in Eindhoven, followed by that of the Museum of Modern Art of the City of Paris Lumière et Mouvement in 1969 and, the same year, Kineticism and Environment at the Maison de la Culture in Grenoble.</text:p>
          </table:table-cell>
          <table:table-cell/>
        </table:table-row>
        <table:table-row table:style-name="ro28">
          <table:table-cell table:number-columns-repeated="4"/>
          <table:table-cell office:value-type="string">
            <text:p>10. The spectacular exhibition catalog is produced by the Crosby / Fletcher / Forbes team, with an introductory text by Theo Crosby. It is made of folded loose sheets demanding in its consultation the active participation of the reader.</text:p>
          </table:table-cell>
          <table:table-cell/>
        </table:table-row>
        <table:table-row table:style-name="ro22">
          <table:table-cell table:number-columns-repeated="4"/>
          <table:table-cell office:value-type="string">
            <text:p>11. London, november 1970.</text:p>
          </table:table-cell>
          <table:table-cell/>
        </table:table-row>
        <table:table-row table:style-name="ro21">
          <table:table-cell table:number-columns-repeated="4"/>
          <table:table-cell office:value-type="string">
            <text:p>12. An account of the exhibition, published in May 1973 in the journal Art International The Lugano Review, is illustrated with his work Lignes Blanches (1972).</text:p>
          </table:table-cell>
          <table:table-cell/>
        </table:table-row>
        <table:table-row table:style-name="ro29">
          <table:table-cell table:number-columns-repeated="4"/>
          <table:table-cell office:value-type="string">
            <text:p>13. One of the curators of the exhibition 72 12 years of contemporary art in France under the direction of François Mathey at the Grand Palais in Paris, I had made this diagnosis in my study published in the catalog: "Geometric art or the vicissitudes of virtue ”, Réunion des Musées nationaux, Paris, 1972, pp. 49-57</text:p>
          </table:table-cell>
          <table:table-cell/>
        </table:table-row>
        <table:table-row table:style-name="ro30">
          <table:table-cell table:number-columns-repeated="4"/>
          <table:table-cell office:value-type="string">
            <text:p>14. Le témoignage en a été recueilli auprès de nombreux artistes de cette époque, et tout récemment encore en novembre 2019 auprès de Marina Apollonio, elle-même revenue aujourd’hui au premier plan.</text:p>
          </table:table-cell>
          <table:table-cell/>
        </table:table-row>
        <table:table-row table:style-name="ro31">
          <table:table-cell table:number-columns-repeated="4"/>
          <table:table-cell office:value-type="string">
            <text:p>15. "Hard Core Painting", April 1978, p. 49, with a photograph of his animated film Color in Motion (1971-1975); "Pictures of Art", May 1979, p.36 with his work Untitled [16 aluminum volumes] from 1977</text:p>
          </table:table-cell>
          <table:table-cell/>
        </table:table-row>
        <table:table-row table:style-name="ro32">
          <table:table-cell table:number-columns-repeated="4"/>
          <table:table-cell office:value-type="string">
            <text:p>He stayed in Canada and taught fine arts for some 30 years. The renewed interest that kinetic art encountered during the 1990s with the emergence of a new generation of artists engaging in this pathway with their own inputs did not affect him. Roger Vilder is forgotten: he does not appear in the major exhibitions organized in Europe and across the Atlantic that follow this revival and provide an endorsement in its favor. The first in particular, due to Guy Brett shown in Barcelona then in London in 2000:( 16 ),eventually conceived as a tribute to Takis, where Roger Vilder would have had his place. Among others, The Motor Eye in Strasbourg in 2005, Op Art in Frankfurt am Main in the same year(17), until the exhibition Ghosts in the Machine in New York in 2012 (18) which put the emphasis back on art and technology, finally the vast show Dynamo Panorama A Century of Light in Art 1913-2013 in Paris the following year(19) none of which included him. Roger Vilder will have to wait until 2018 and the exhibition organized at the Kunsthal in Rotterdam entitled ACTIE  REACTIE 100 jaar kinetische kunst (20) to be in the limelight of a great international event, with the presentation of his work Triangulations, ‘ ill. 6 Triangulation) a magnificent tondo from 1969 a work also selected to illustrate the cover and the back of the exhibition catalog. We measure the distance traveled and all the dazzling successes that came and went in the long and difficult trials, and he never gave up. By then, he had left Canada, settled in France in 1998 and pursued his research. He is now working more than ever.</text:p>
          </table:table-cell>
          <table:table-cell/>
        </table:table-row>
        <table:table-row table:style-name="ro22">
          <table:table-cell table:number-columns-repeated="4"/>
          <table:table-cell office:value-type="string">
            <text:p>II From Research to Research</text:p>
          </table:table-cell>
          <table:table-cell/>
        </table:table-row>
        <table:table-row table:style-name="ro30">
          <table:table-cell table:number-columns-repeated="4"/>
          <table:table-cell office:value-type="string">
            <text:p>Let’s go back to this work: a protean one, as we have seen, and largely devoted to the phenomenon of movement, in which Roger Vilder had always been interested from the beginning. He writes, remembering the year 1965:</text:p>
          </table:table-cell>
          <table:table-cell/>
        </table:table-row>
        <table:table-row table:style-name="ro33">
          <table:table-cell table:number-columns-repeated="4"/>
          <table:table-cell office:value-type="string">
            <text:p>"During an exhibition at the Faculty of Biology at Concordia University, I saw a" machine "which transported test tubes, mounted on an industrial chain, thus making it possible to present the tubes under various taps which poured liquids […]. The chain revolved around sprockets allowing it to change direction according to a certain route. There was something magical about the fast, precise movements of the whole. I was captivated, fascinated, dumbstruck. Immediately propelled into an ecstatic elsewhere where I remembered scenes that I had already observed in nature; for example, the leaves of an aspen fluttering in the wind. From the whole came a striking impression of life.</text:p>
          </table:table-cell>
          <table:table-cell/>
        </table:table-row>
        <table:table-row table:style-name="ro34">
          <table:table-cell table:number-columns-repeated="4"/>
          <table:table-cell office:value-type="string">
            <text:p>A few years earlier, on a Pacific beach in Mexico, I had spent several hours a day alone watching the waves of the ocean. I was trying to find a certain logic between their birth, their development until their death on the beach. The memory of these movements came back to me, while the images of the chain rotating around the gables haunted my mind. During the following days, I visualized in an instant my first piece in its smallest mechanical details although I had no knowledge in this area at the time. »(21)</text:p>
          </table:table-cell>
          <table:table-cell/>
        </table:table-row>
        <table:table-row table:style-name="ro11">
          <table:table-cell table:number-columns-repeated="4"/>
          <table:table-cell office:value-type="string">
            <text:p>His series Pulsations, Contractions, Lines constitute the results in three directions of this research carried out from his observations and his impressions of nature and mechanics. The Pulsations ( ill 7 opposite this paragraph) rotate at different speeds,causing effects of various kinds, of regular rotation where the figures form then scatter and go on accelerating up to the point when they become unreadable and confused. . This translation of movement is indeed at the heart of the themes that nourish Kinetic Art and we see its particular illustration in in the approach emerging from the first works which relate to the rotations and permutations of Vera Molnar (Lent giratoire movement, 1957, Musée de Grenoble ) (ill. Molnar) and those of Latin American artists living in Paris at the end of the 1950s, Julio Le Parc, Francisco Sobrino (ill. Sobrino), Horacio Garcia-Rossi, Hugo Demarco, then influenced by the works of Victor Vasarely (Francisco Sobrino, Structure permutationnelle, 1959-1967, Paris, Galerie Denise René).</text:p>
          </table:table-cell>
          <table:table-cell/>
        </table:table-row>
        <table:table-row table:style-name="ro35">
          <table:table-cell table:number-columns-repeated="4"/>
          <table:table-cell office:value-type="string">
            <text:p>Then there are the mechanical reliefs of Roger Vilder which he calls Contractions, so striking in their appearance with their apparent machinery and so surprising in their functioning with their unforeseeable results: a small figure which becomes a large format, a regular form which becomes baroque, the same principle repeated 9 times with a shift inside the same panel made up of identical modules juxtaposed - and especially in the same vein, a continuation, a deepening in the artist's work, from 1968-1971 to 2006 and until now. In the lines that move, the figures that transform(ill10 Contraction), the instability that manifests, one can observe the relationships with the distorting structures of Gianni Colombo (Spazio elastico, 1966-1968, various installations). (ill.11 ) Colombo+De Vecchi)</text:p>
          </table:table-cell>
          <table:table-cell/>
        </table:table-row>
        <table:table-row table:style-name="ro36">
          <table:table-cell table:number-columns-repeated="4"/>
          <table:table-cell office:value-type="string">
            <text:p>The interest is the same in François Morellet with his Grids deforming in 1966, whose title leaves no room for ambiguity(22). Having continued his pathway, Roger Vilder ended up in a completely different universe from which the geometry disappeared in favor of organic figurations: stretching, expanding, tightening, moving in slow and sometimes uncertain movement: it is also the spirit animating the work by Gabriele De Vecchi Strutturazi ica</text:p>
          </table:table-cell>
          <table:table-cell/>
        </table:table-row>
        <table:table-row table:style-name="ro37">
          <table:table-cell table:number-columns-repeated="4"/>
          <table:table-cell office:value-type="string">
            <text:p>16. Barcelona Museum of Contemporary Art (MACBA), 2000 and Hayward Gallery, London, 2000.</text:p>
          </table:table-cell>
          <table:table-cell/>
        </table:table-row>
        <table:table-row table:style-name="ro38">
          <table:table-cell table:number-columns-repeated="4"/>
          <table:table-cell office:value-type="string">
            <text:p>17. Strasbourg, Musée d’art moderne; Schirn Kunsthalle, Francfort-sur-le-Main.</text:p>
          </table:table-cell>
          <table:table-cell/>
        </table:table-row>
        <table:table-row table:style-name="ro39">
          <table:table-cell table:number-columns-repeated="4"/>
          <table:table-cell office:value-type="string">
            <text:p>18. At the New Museum.</text:p>
          </table:table-cell>
          <table:table-cell/>
        </table:table-row>
        <table:table-row table:style-name="ro40">
          <table:table-cell table:number-columns-repeated="4"/>
          <table:table-cell office:value-type="string">
            <text:p>19. At the Grand Palais, organized by the Reunion of National Museums and thanks to the determination of Jean-Paul Cluzel, President of the Reunion of National Museums - Grand Palais, by Marianne Le Pommeré, Domitille d´Orgeval, Matthieu Poirier and myself.</text:p>
          </table:table-cell>
          <table:table-cell/>
        </table:table-row>
        <table:table-row table:style-name="ro41">
          <table:table-cell table:number-columns-repeated="4"/>
          <table:table-cell office:value-type="string">
            <text:p>20. Scheduled for the Kunsthal's 25th anniversary in 2017, the exhibition finally opened in 2018. It was organized by Marianne Le Pommeré and myself. It had first been screened in Australia in the city of Brisbane at GACOMA in 2016-2017 where it could not have taken place: Roger Vilder was to appear there, in particular in company with Len Lye who was of New Zealand nationality.</text:p>
          </table:table-cell>
          <table:table-cell/>
        </table:table-row>
        <table:table-row table:style-name="ro37">
          <table:table-cell table:number-columns-repeated="4"/>
          <table:table-cell office:value-type="string">
            <text:p>21. Roger Vilder, Roger Vilder researcher in movement, BlueOrange éditions, Jigean, 2013, p. 4.</text:p>
          </table:table-cell>
          <table:table-cell/>
        </table:table-row>
        <table:table-row table:style-name="ro42">
          <table:table-cell table:number-columns-repeated="4"/>
          <table:table-cell office:value-type="string">
            <text:p>22. François Morellet avait présenté cette œuvre en un groupe de 3 à l’exposition Kinetics à Londres en 1970 avec dans le catalogue ses précisions : « Artist’s Description / Producer : Morellet / Work : Grilles déformables / Conception : Systematic / Temperature : cold / Surface : hard / Precision : maximum / Inspiration : minimum / Control : at all stages of production », n.p. from 1965-1970 (private collection, Bad Homburg) and which they also expressed in their own way by Gianni Colombo and Vincenzo Agnetti, Vobulazione e bieloquenza neg of 1970.</text:p>
          </table:table-cell>
          <table:table-cell/>
        </table:table-row>
        <table:table-row table:style-name="ro43">
          <table:table-cell table:number-columns-repeated="4"/>
          <table:table-cell office:value-type="string">
            <text:p>This inclination towards the organic is clearly affirmed by Roger Vilder which titles his works Geometric organism. Its relief Geometric organism 5 of 2006, which can take on the appearance of an amoeba in certain phases of its development, thus situates it in an important line pertaining to non-geometric abstraction, initiated by Jean Arp, László Moholy-Nagy, César Domela, Auguste Herbin(23) and which also finds its counterpart in the Picasso of the Dadaist-Surrealist period( ill.13 Picasso, Moholy-Nagy, Herbin according to model) : : his work Guitarer created in the spring of 1926 (Paris, Picasso Museum), consisting of a used mop and stretched by strings mounted on canvas, is one example with its overly indeterminate outline. Indeterminate and elusive, these are the words that characterize the work of Roger Vilder Jello and his other version called Expansion: they move, they "breathe", the height of the organic and dare we go so far , of the "living"? In the essay "The elliptical orbit of Roger Vilder" published below, art historian Marianne Le Pommeré highlights the importance taken by the organic in his art.</text:p>
          </table:table-cell>
          <table:table-cell/>
        </table:table-row>
        <table:table-row table:style-name="ro44">
          <table:table-cell table:number-columns-repeated="4"/>
          <table:table-cell office:value-type="string">
            <text:p>In contrast, its reliefs called Lines, where the mechanisms remain hidden, with their white or black lines in groups of 4 or 6, which move slowly horizontally and vertically, move closer, move away, cross at different speeds, brought back Roger Vilder - it was in 1971, in the world of constructivism. The reference to the art of Piet Mondrian is of course explicit: the same elements, intersecting lines; the same, orthogonal structures; the vocabulary and grammar of neoplasticism,although the artist disrupts its rules by putting everything in motion. To permanence on one side, change on the other; to stability, uncertainty; to immutability, a long lasting sequence. Another perception for another vision, but in the same spirit as that of Jesús-Rafael Soto ( ill.15 Soto opposite the previous one by Vilder, to be placed with model) when he undertook,upon his arrival in Paris at the start in the 1950s, to “move” the lines of Mondrian (Dynamic composition, 1951, Paris, Soto succession (24); the rest of his work is known. And we remember the reaction of Alexander Calder during his first visit in 1930 to Mondrian’s workshop on rue du Départ in Paris (25).</text:p>
          </table:table-cell>
          <table:table-cell/>
        </table:table-row>
        <table:table-row table:style-name="ro45">
          <table:table-cell table:number-columns-repeated="4"/>
          <table:table-cell office:value-type="string">
            <text:p>As for Roger Vilder, always looking for new means of expression, he has appropriated the use of the neon tube that he adorns with aesthetic virtues. He writes: "What could be more beautiful than the blue of argon through a transparent glass tube" ( 26). In 1968, he produced his first work in neon tube, a figure composed of a single line deploying its scrolls in space (Michele, destroyed), which owes much in its impetus to the art of the American sculptor José de Rivera . It turned slowly on its base and made a strong impression with its 2 m wingspan. There are a few, years late;, 11 blue neon curves in 1970: high vertical S-shaped lines, rotating on themselves at different speeds, installed in drums, which shape the space of their undulations. The work remains unique.</text:p>
          </table:table-cell>
          <table:table-cell/>
        </table:table-row>
        <table:table-row table:style-name="ro46">
          <table:table-cell table:number-columns-repeated="4"/>
          <table:table-cell office:value-type="string">
            <text:p>But Roger Vilder does not stop there. He quickly uses neon tubes of different colors in his reliefs with moving lines, reinforcing on the one hand their continuity with the paintings of Mondrian's New York period, Broadway Boogie-Boogie for example and on the other developing all their potential. More recently in 2010, Roger Vilder became interested in the figure of Boy’s cube, a three-dimensional geometric volume obtained from developed surfaces and whose edges generate a continuous line. By erasing the volume, the artist keeps the outline which he draws by means of a neon tube: he thus creates a structure whose lines cross visually in space and make the reading of the form more difficult. At the same time, it accentuates this impression of inextricability by breaking the right angles, causing the collapse of this structure (Variation sur cube de Boy 3, 2012) (ill. 16 Vilder ? Variation sur cube de Boy 3) - a process not without analogy with the practice of François Morellet in his neon works entitled Lamentable (ill 17 ) Morellet, Lamentable) : a circle broken into 8 equal segments, suspended, as can be seen magnificently installed in the church of the convent of La Tourette built by Le Corbusier.</text:p>
          </table:table-cell>
          <table:table-cell/>
        </table:table-row>
        <table:table-row table:style-name="ro9">
          <table:table-cell table:number-columns-repeated="4"/>
          <table:table-cell office:value-type="string">
            <text:p>More can be found in the outspoken interest of Roger Vilder for the use of the computer: he is a pioneer alongside Herbert W. Franke, Georg Nees, Frieder Nake(27), especially Manfred Mohr and Vera Molnar, who will later join Gottfried Honegger, François Morellet, as well as Charles Sandison in a different spirit. The computer offers Roger Vilder the means to instantly get the results of a program he has established and to be able to examine all the possibilities: he offers an overview in his lithograph of 1976 Signs, which lists 90 different combinations of the same form, itself changing. The result leads to the same year on a set of 5 monumental vertical and aligned sculptures as a tribute to the statues erected on Easter Island. Another lithograph from 1976 lists 225 different configurations of a pattern made up of 4 variable surfaces. This program enabled him to design in 1978 his installation 16 volumes of aluminum on the ground, in a spirit similar to that of the horizontal sculptures of Minimal Art (28 )</text:p>
          </table:table-cell>
          <table:table-cell/>
        </table:table-row>
        <table:table-row table:style-name="ro47">
          <table:table-cell table:number-columns-repeated="4"/>
          <table:table-cell office:value-type="string">
            <text:p>At the same time, Roger Vilder invests in the practice of animation cinema. As early as 1971, he worked out the program for an abstract film made with the computer and whose "actors" were the colors red, yellow, blue and green defined by a simple geometric shape and set in motion in a flat space. He describes the process of this film entitled Color in Motion which he created in 1975 at the Canadian Scientific Research Center in Ottawa: “This film brings together 4 colors - red, blue, green and yellow - which present themselves at a central point before growing, evolving and shrinking in the form of squares and rectangles at different growth rates. Each color dominates the others in turn, occupying all the space on the screen, then they are cut into 4 squares, decrease to a central point and disappear. "(29). It's all about movement, it's always about kinetics and the beautiful continuity offered in the film Rythmus 21 screened by the abstract Dadaist artist Hans Richter in 1921 in Berlin.</text:p>
          </table:table-cell>
          <table:table-cell/>
        </table:table-row>
        <table:table-row table:style-name="ro28">
          <table:table-cell table:number-columns-repeated="4"/>
          <table:table-cell office:value-type="string">
            <text:p>From there for Roger Vilder, still a pioneer, the use of algorithms and the possibility of designing and producing infinite programs that he shows on tactil screens (Algorithm 4K4c of 2012), thus requiring active participation of the person looking at the work.</text:p>
          </table:table-cell>
          <table:table-cell/>
        </table:table-row>
        <table:table-row table:style-name="ro38">
          <table:table-cell table:number-columns-repeated="4"/>
          <table:table-cell office:value-type="string">
            <text:p>23. We will add in this vein the names of Willi Baumeister, Fernand Léger, Le Corbusier…</text:p>
          </table:table-cell>
          <table:table-cell/>
        </table:table-row>
        <table:table-row table:style-name="ro37">
          <table:table-cell table:number-columns-repeated="4"/>
          <table:table-cell office:value-type="string">
            <text:p>24. Le tableau est présenté tout de suite à Paris au 7ème Salon des Réalités Nouvelles, catalogue n° 609.</text:p>
          </table:table-cell>
          <table:table-cell/>
        </table:table-row>
        <table:table-row table:style-name="ro37">
          <table:table-cell table:number-columns-repeated="4"/>
          <table:table-cell office:value-type="string">
            <text:p>25. “I suggested to Mondrian that it might be fun to swing all of his rectangles. And he, with a very serious air, answered:</text:p>
          </table:table-cell>
          <table:table-cell/>
        </table:table-row>
        <table:table-row table:style-name="ro48">
          <table:table-cell table:number-columns-repeated="4"/>
          <table:table-cell office:value-type="string">
            <text:p>"No, it's not necessary, my painting is already going very fast. "</text:p>
          </table:table-cell>
          <table:table-cell/>
        </table:table-row>
        <table:table-row table:style-name="ro37">
          <table:table-cell table:number-columns-repeated="4"/>
          <table:table-cell office:value-type="string">
            <text:p>This visit gave me a deep shock. " In Alexander Calder, Calder autobiography, Maeght éditeur, Paris, 1972, p. 66.</text:p>
          </table:table-cell>
          <table:table-cell/>
        </table:table-row>
        <table:table-row table:style-name="ro22">
          <table:table-cell table:number-columns-repeated="4"/>
          <table:table-cell office:value-type="string">
            <text:p>26. Roger Vilder, op. cit., note 20, p. 45.</text:p>
          </table:table-cell>
          <table:table-cell/>
        </table:table-row>
        <table:table-row table:style-name="ro49">
          <table:table-cell table:number-columns-repeated="4"/>
          <table:table-cell office:value-type="string">
            <text:p>27 Participants in the New Trends, these artists have never produced works that are convincing from a plastic point of view.</text:p>
          </table:table-cell>
          <table:table-cell/>
        </table:table-row>
        <table:table-row table:style-name="ro50">
          <table:table-cell table:number-columns-repeated="4"/>
          <table:table-cell office:value-type="string">
            <text:p>28. As Joseph Masheck himself pointed out in his 1979 article, "Pictures of Art", published in Artforum. See above, note 14.</text:p>
          </table:table-cell>
          <table:table-cell/>
        </table:table-row>
        <table:table-row table:style-name="ro26">
          <table:table-cell table:number-columns-repeated="4"/>
          <table:table-cell office:value-type="string">
            <text:p>29. Roger Vilder, op.cit., p. 4827 Participants in the New Trends, these artists have never produced works that are convincing from a plastic point of view.</text:p>
          </table:table-cell>
          <table:table-cell/>
        </table:table-row>
        <table:table-row table:style-name="ro50">
          <table:table-cell table:number-columns-repeated="4"/>
          <table:table-cell office:value-type="string">
            <text:p>28. As Joseph Masheck himself pointed out in his 1979 article, "Pictures of Art", published in Artforum. See above, note 14.</text:p>
          </table:table-cell>
          <table:table-cell/>
        </table:table-row>
        <table:table-row table:style-name="ro22">
          <table:table-cell table:number-columns-repeated="4"/>
          <table:table-cell office:value-type="string">
            <text:p>29. Roger Vilder, op.cit., p. 48</text:p>
          </table:table-cell>
          <table:table-cell/>
        </table:table-row>
        <table:table-row table:style-name="ro22">
          <table:table-cell table:number-columns-repeated="4"/>
          <table:table-cell office:value-type="string">
            <text:p>30. Cf, supra note 20, op.cit., p. 48.</text:p>
          </table:table-cell>
          <table:table-cell/>
        </table:table-row>
        <table:table-row table:style-name="ro21">
          <table:table-cell table:number-columns-repeated="4"/>
          <table:table-cell office:value-type="string">
            <text:p>31. See the collection he directed on these themes published in 5 volumes in New York in 1965 and in Brussels in 1968 for the French translation by the editor La Connaissance, S. A.</text:p>
          </table:table-cell>
          <table:table-cell/>
        </table:table-row>
        <table:table-row table:style-name="ro51">
          <table:table-cell table:number-columns-repeated="4"/>
          <table:table-cell office:value-type="string">
            <text:p>A great unity characterizes the art of Roger Vilder, while the variety of its aspects is obvious. The expression of movement has been his primary concern, followed by that of combining geometry and the organic. But what may characterize perhaps even more the whole of his work is his approach, his method based on research. He presents himself as a “researcher in motion”: this is the title of his catalog published in 2013. He writes there: “I always wanted to work in the context of a research laboratory attached to a university or industrial institution.(30) ”Already in 1961, Horacio-Garcia Rossi, Julio Le Parc, François Morellet, Francisco Sobrino, Yvaral had founded in Paris the Visual Art Research Group, aptly named GRAV. There was also Gruppo T, Gruppo N and Gruppo M.I.D. in Italy formed in the same spirit. Starting in 1963 the very principle of research moved the artists of the movement New Tendencies, who met in Zagreb and their evolution towards technology, which will eventually prevail over art itself. The same idea is at the core, as we have seen, for the protagonists that found, as we have seen, the protagonists of E.A.T. in the USA. We should also mention Gyorgy Kepes, the heir to Moholy-Nagy at the New Bauhaus in Chicago, professor at MIT, whose action program consisted in bringing together science, sociology and art and integrating them into the modern world(31) . As for the review Leonardo, founded in Paris in 1968 by the engineer and kinetic artist Frank Malina, its aim was to publish the writings of artists, researchers or theorists in the field of arts and technology. Roger Vilder is not isolated. He did participate in a vast gathering where there were the same concerns and commitments. This is how he finally came to be more interested in exploring unknown territories and discovering new means than in the results that may be achieved. Didn't his friend François Morellet declare in 1971: "The result obviously interests me less than the system itself"(32). We see the community of thought that brings together all these creators. Roger Vilder’s approach is based on intuition and experimentation and uses technology. Today his contemporaries of the new generations, Žilvinas Kempinas, Pe Lang, the LAb group [au], Elias Crespin(33) stand in his wake, ensuring him a legitimate and magnificent continuity.</text:p>
          </table:table-cell>
          <table:table-cell/>
        </table:table-row>
        <table:table-row table:style-name="ro52">
          <table:table-cell table:number-columns-repeated="4"/>
          <table:table-cell office:value-type="string">
            <text:p>32 In the catalog of the François Morellet exhibition, CNAC, Paris, 1971, p. 58.</text:p>
          </table:table-cell>
          <table:table-cell/>
        </table:table-row>
        <table:table-row table:style-name="ro52">
          <table:table-cell table:number-columns-repeated="4"/>
          <table:table-cell office:value-type="string">
            <text:p>33 All of whom were shown in the exhibition Dynamo and Actie Reactie – cited above</text:p>
          </table:table-cell>
          <table:table-cell/>
        </table:table-row>
      </table:table>
      <table:table table:name="Feuille2" table:style-name="ta1" table:print="false">
        <table:table-column table:style-name="co2" table:default-cell-style-name="Default"/>
        <table:table-row table:style-name="ro1">
          <table:table-cell/>
        </table:table-row>
      </table:table>
      <table:table table:name="Feuille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24">24/02/2023</text:date>, <text:time>10:3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 Vilder</meta:initial-creator>
    <meta:creation-date>2023-02-24T10:20:28.89</meta:creation-date>
    <dc:date>2023-02-24T10:30:05.59</dc:date>
    <dc:creator>Sandra Vilder</dc:creator>
    <meta:editing-duration>PT9M36S</meta:editing-duration>
    <meta:editing-cycles>1</meta:editing-cycles>
    <meta:document-statistic meta:table-count="3" meta:cell-count="116" meta:object-count="0"/>
    <meta:generator>OpenOffice/4.1.12$Win32 OpenOffice.org_project/4112m1$Build-9809</meta:generator>
  </office:meta>
</office:document-meta>
</file>